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3" style:family="table-cell" style:parent-style-name="Default" style:data-style-name="N10011">
      <style:text-properties style:text-position=""/>
    </style:style>
    <style:style style:name="ce4" style:family="table-cell" style:parent-style-name="Default" style:data-style-name="N11">
      <style:text-properties style:text-position=""/>
    </style:style>
    <style:style style:name="ce5" style:family="table-cell" style:parent-style-name="Default" style:data-style-name="N10011"/>
    <style:style style:name="ce6" style:family="table-cell" style:parent-style-name="Default" style:data-style-name="N11"/>
  </office:automatic-styles>
  <office:body>
    <office:spreadsheet>
      <table:table table:name="test_0001#2015_06_17_22_00_47_1434571247.6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616666666667" calcext:value-type="percentage">
            <text:p>25.86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02#2015_06_17_22_28_30_1434572910.6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07" calcext:value-type="percentage">
            <text:p>81.0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8" calcext:value-type="percentage">
            <text:p>26.18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003#2015_06_17_22_56_11_1434574571.3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483333333333" calcext:value-type="percentage">
            <text:p>25.85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004#2015_06_17_23_23_52_1434576232.1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2083333333333" calcext:value-type="percentage">
            <text:p>81.21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11" calcext:value-type="percentage">
            <text:p>26.11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1" calcext:value-type="percentage">
            <text:p>76.71%</text:p>
          </table:table-cell>
        </table:table-row>
      </table:table>
      <table:table table:name="test_0005#2015_06_17_23_51_31_1434577891.5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415" calcext:value-type="percentage">
            <text:p>81.4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415" calcext:value-type="percentage">
            <text:p>26.4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35" calcext:value-type="percentage">
            <text:p>76.74%</text:p>
          </table:table-cell>
        </table:table-row>
      </table:table>
      <table:table table:name="test_0006#2015_06_18_00_19_17_1434579557.9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 office:value-type="percentage" office:value="0.2925" calcext:value-type="percentage">
            <text:p>29.25%</text:p>
          </table:table-cell>
          <table:table-cell table:formula="of:=AVERAGE([.D3:.I3])" office:value-type="percentage" office:value="0.2625" calcext:value-type="percentage">
            <text:p>26.25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066666666667" calcext:value-type="percentage">
            <text:p>76.81%</text:p>
          </table:table-cell>
        </table:table-row>
      </table:table>
      <table:table table:name="test_0007#2015_06_18_00_47_10_1434581230.0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5716666666667" calcext:value-type="percentage">
            <text:p>76.57%</text:p>
          </table:table-cell>
        </table:table-row>
      </table:table>
      <table:table table:name="test_0008#2015_06_18_01_14_59_1434582899.0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066666666667" calcext:value-type="percentage">
            <text:p>81.31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1116666666667" calcext:value-type="percentage">
            <text:p>26.11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09#2015_06_18_01_42_57_1434584577.5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933333333334" calcext:value-type="percentage">
            <text:p>81.19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6666666666667" calcext:value-type="percentage">
            <text:p>25.6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010#2015_06_18_02_10_42_1434586242.6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516666666667" calcext:value-type="percentage">
            <text:p>81.15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9433333333333" calcext:value-type="percentage">
            <text:p>25.94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835" calcext:value-type="percentage">
            <text:p>76.84%</text:p>
          </table:table-cell>
        </table:table-row>
      </table:table>
      <table:table table:name="test_0011#2015_06_18_02_38_30_1434587910.2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12#2015_06_18_03_06_15_1434589575.8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8883333333333" calcext:value-type="percentage">
            <text:p>80.89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033" calcext:value-type="percentage">
            <text:p>30.33%</text:p>
          </table:table-cell>
          <table:table-cell table:formula="of:=AVERAGE([.D3:.I3])" office:value-type="percentage" office:value="0.271516666666667" calcext:value-type="percentage">
            <text:p>27.15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013#2015_06_18_03_34_01_1434591241.9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308" calcext:value-type="percentage">
            <text:p>83.08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3083" calcext:value-type="percentage">
            <text:p>30.83%</text:p>
          </table:table-cell>
          <table:table-cell office:value-type="percentage" office:value="0.305" calcext:value-type="percentage">
            <text:p>30.50%</text:p>
          </table:table-cell>
          <table:table-cell table:formula="of:=AVERAGE([.D3:.I3])" office:value-type="percentage" office:value="0.2704" calcext:value-type="percentage">
            <text:p>27.04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32" calcext:value-type="percentage">
            <text:p>76.32%</text:p>
          </table:table-cell>
        </table:table-row>
      </table:table>
      <table:table table:name="test_0014#2015_06_18_04_01_47_1434592907.1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11666666666667" calcext:value-type="percentage">
            <text:p>81.1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92" calcext:value-type="percentage">
            <text:p>27.92%</text:p>
          </table:table-cell>
          <table:table-cell table:formula="of:=AVERAGE([.D3:.I3])" office:value-type="percentage" office:value="0.24765" calcext:value-type="percentage">
            <text:p>24.7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39" calcext:value-type="percentage">
            <text:p>76.39%</text:p>
          </table:table-cell>
        </table:table-row>
      </table:table>
      <table:table table:name="test_0015#2015_06_18_04_29_30_1434594570.8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percentage" office:value="0.250966666666667" calcext:value-type="percentage">
            <text:p>25.10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5683333333333" calcext:value-type="percentage">
            <text:p>76.57%</text:p>
          </table:table-cell>
        </table:table-row>
      </table:table>
      <table:table table:name="test_0016#2015_06_18_04_57_17_1434596237.0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75" calcext:value-type="percentage">
            <text:p>83.75%</text:p>
          </table:table-cell>
          <table:table-cell table:number-columns-repeated="2" office:value-type="percentage" office:value="0.885" calcext:value-type="percentage">
            <text:p>88.50%</text:p>
          </table:table-cell>
          <table:table-cell table:formula="of:=AVERAGE([.D2:.I2])" office:value-type="percentage" office:value="0.809583333333333" calcext:value-type="percentage">
            <text:p>80.96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percentage" office:value="0.764316666666667" calcext:value-type="percentage">
            <text:p>76.43%</text:p>
          </table:table-cell>
        </table:table-row>
      </table:table>
      <table:table table:name="test_0017#2015_06_18_05_25_09_1434597909.5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42" calcext:value-type="percentage">
            <text:p>83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4866666666667" calcext:value-type="percentage">
            <text:p>80.49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percentage" office:value="0.255983333333333" calcext:value-type="percentage">
            <text:p>25.60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1933333333333" calcext:value-type="percentage">
            <text:p>76.19%</text:p>
          </table:table-cell>
        </table:table-row>
      </table:table>
      <table:table table:name="test_0018#2015_06_18_05_53_09_1434599589.0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58" calcext:value-type="percentage">
            <text:p>80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316666666667" calcext:value-type="percentage">
            <text:p>81.33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table:formula="of:=AVERAGE([.D3:.I3])" office:value-type="percentage" office:value="0.236383333333333" calcext:value-type="percentage">
            <text:p>23.64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585" calcext:value-type="percentage">
            <text:p>76.59%</text:p>
          </table:table-cell>
        </table:table-row>
      </table:table>
      <table:table table:name="test_0019#2015_06_18_06_20_55_1434601255.6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20#2015_06_18_06_48_56_1434602936.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12666666666667" calcext:value-type="percentage">
            <text:p>81.2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9016666666667" calcext:value-type="percentage">
            <text:p>76.90%</text:p>
          </table:table-cell>
        </table:table-row>
      </table:table>
      <table:table table:name="test_0021#2015_06_18_07_16_42_1434604602.5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0566666666667" calcext:value-type="percentage">
            <text:p>81.06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547" calcext:value-type="percentage">
            <text:p>25.4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3766666666667" calcext:value-type="percentage">
            <text:p>76.38%</text:p>
          </table:table-cell>
        </table:table-row>
      </table:table>
      <table:table table:name="test_0022#2015_06_18_07_44_41_1434606281.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4733333333333" calcext:value-type="percentage">
            <text:p>26.47%</text:p>
          </table:table-cell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8" calcext:value-type="percentage">
            <text:p>67.5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704" calcext:value-type="percentage">
            <text:p>77.04%</text:p>
          </table:table-cell>
        </table:table-row>
      </table:table>
      <table:table table:name="test_0023#2015_06_18_08_45_49_1434609949.3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3616666666667" calcext:value-type="float">
            <text:p>81.36%</text:p>
          </table:table-cell>
        </table:table-row>
        <table:table-row table:style-name="ro1">
          <table:table-cell office:value-type="string" calcext:value-type="string">
            <text:p>run7_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3008" calcext:value-type="percentage">
            <text:p>30.08%</text:p>
          </table:table-cell>
          <table:table-cell table:formula="of:=AVERAGE([.D3:.I3])" office:value-type="float" office:value="0.263066666666667" calcext:value-type="float">
            <text:p>26.31%</text:p>
          </table:table-cell>
        </table:table-row>
        <table:table-row table:style-name="ro1">
          <table:table-cell office:value-type="string" calcext:value-type="string">
            <text:p>run7_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float" office:value="0.7654" calcext:value-type="float">
            <text:p>76.54%</text:p>
          </table:table-cell>
        </table:table-row>
      </table:table>
      <table:table table:name="test_0024#2015_06_18_09_13_37_1434611617.4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58" calcext:value-type="percentage">
            <text:p>88.58%</text:p>
          </table:table-cell>
          <table:table-cell table:formula="of:=AVERAGE([.D2:.I2])" office:value-type="float" office:value="0.8104" calcext:value-type="float">
            <text:p>81.04%</text:p>
          </table:table-cell>
        </table:table-row>
        <table:table-row table:style-name="ro1">
          <table:table-cell office:value-type="string" calcext:value-type="string">
            <text:p>run7_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83" calcext:value-type="percentage">
            <text:p>27.8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6165" calcext:value-type="float">
            <text:p>26.17%</text:p>
          </table:table-cell>
        </table:table-row>
        <table:table-row table:style-name="ro1">
          <table:table-cell office:value-type="string" calcext:value-type="string">
            <text:p>run7_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466666666667" calcext:value-type="float">
            <text:p>76.85%</text:p>
          </table:table-cell>
        </table:table-row>
      </table:table>
      <table:table table:name="test_0025#2015_06_18_09_41_33_1434613293.4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18" calcext:value-type="float">
            <text:p>81.18%</text:p>
          </table:table-cell>
        </table:table-row>
        <table:table-row table:style-name="ro1">
          <table:table-cell office:value-type="string" calcext:value-type="string">
            <text:p>run7_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383" calcext:value-type="percentage">
            <text:p>23.8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42" calcext:value-type="percentage">
            <text:p>24.42%</text:p>
          </table:table-cell>
          <table:table-cell table:formula="of:=AVERAGE([.D3:.I3])" office:value-type="float" office:value="0.229433333333333" calcext:value-type="float">
            <text:p>22.94%</text:p>
          </table:table-cell>
        </table:table-row>
        <table:table-row table:style-name="ro1">
          <table:table-cell office:value-type="string" calcext:value-type="string">
            <text:p>run7_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5" calcext:value-type="percentage">
            <text:p>82.5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float" office:value="0.759166666666667" calcext:value-type="float">
            <text:p>75.92%</text:p>
          </table:table-cell>
        </table:table-row>
      </table:table>
      <table:table table:name="test_0026#2015_06_18_10_09_31_1434614971.2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75" calcext:value-type="percentage">
            <text:p>80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216666666667" calcext:value-type="float">
            <text:p>81.22%</text:p>
          </table:table-cell>
        </table:table-row>
        <table:table-row table:style-name="ro1">
          <table:table-cell office:value-type="string" calcext:value-type="string">
            <text:p>run7_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float" office:value="0.25375" calcext:value-type="float">
            <text:p>25.38%</text:p>
          </table:table-cell>
        </table:table-row>
        <table:table-row table:style-name="ro1">
          <table:table-cell office:value-type="string" calcext:value-type="string">
            <text:p>run7_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217" calcext:value-type="percentage">
            <text:p>82.17%</text:p>
          </table:table-cell>
          <table:table-cell table:formula="of:=AVERAGE([.D4:.I4])" office:value-type="float" office:value="0.759566666666667" calcext:value-type="float">
            <text:p>75.96%</text:p>
          </table:table-cell>
        </table:table-row>
      </table:table>
      <table:table table:name="test_0027#2015_06_18_10_37_17_1434616637.5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1116666666667" calcext:value-type="float">
            <text:p>81.11%</text:p>
          </table:table-cell>
        </table:table-row>
        <table:table-row table:style-name="ro1">
          <table:table-cell office:value-type="string" calcext:value-type="string">
            <text:p>run7_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554" calcext:value-type="float">
            <text:p>25.54%</text:p>
          </table:table-cell>
        </table:table-row>
        <table:table-row table:style-name="ro1">
          <table:table-cell office:value-type="string" calcext:value-type="string">
            <text:p>run7_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4166666666667" calcext:value-type="float">
            <text:p>76.42%</text:p>
          </table:table-cell>
        </table:table-row>
      </table:table>
      <table:table table:name="test_0028#2015_06_18_11_05_07_1434618307.2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1116666666667" calcext:value-type="float">
            <text:p>81.11%</text:p>
          </table:table-cell>
        </table:table-row>
        <table:table-row table:style-name="ro1">
          <table:table-cell office:value-type="string" calcext:value-type="string">
            <text:p>run7_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08" calcext:value-type="percentage">
            <text:p>19.08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float" office:value="0.241666666666667" calcext:value-type="float">
            <text:p>24.17%</text:p>
          </table:table-cell>
        </table:table-row>
        <table:table-row table:style-name="ro1">
          <table:table-cell office:value-type="string" calcext:value-type="string">
            <text:p>run7_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float" office:value="0.763483333333333" calcext:value-type="float">
            <text:p>76.35%</text:p>
          </table:table-cell>
        </table:table-row>
      </table:table>
      <table:table table:name="test_0029#2015_06_18_11_32_59_1434619979.7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1125" calcext:value-type="float">
            <text:p>81.13%</text:p>
          </table:table-cell>
        </table:table-row>
        <table:table-row table:style-name="ro1">
          <table:table-cell office:value-type="string" calcext:value-type="string">
            <text:p>run7_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float" office:value="0.246683333333333" calcext:value-type="float">
            <text:p>24.67%</text:p>
          </table:table-cell>
        </table:table-row>
        <table:table-row table:style-name="ro1">
          <table:table-cell office:value-type="string" calcext:value-type="string">
            <text:p>run7_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float" office:value="0.764733333333333" calcext:value-type="float">
            <text:p>76.47%</text:p>
          </table:table-cell>
        </table:table-row>
      </table:table>
      <table:table table:name="test_0030#2015_06_18_12_02_14_1434621734.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10133333333333" calcext:value-type="float">
            <text:p>81.01%</text:p>
          </table:table-cell>
        </table:table-row>
        <table:table-row table:style-name="ro1">
          <table:table-cell office:value-type="string" calcext:value-type="string">
            <text:p>run7_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float" office:value="0.257783333333333" calcext:value-type="float">
            <text:p>25.78%</text:p>
          </table:table-cell>
        </table:table-row>
        <table:table-row table:style-name="ro1">
          <table:table-cell office:value-type="string" calcext:value-type="string">
            <text:p>run7_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3616666666667" calcext:value-type="float">
            <text:p>76.36%</text:p>
          </table:table-cell>
        </table:table-row>
      </table:table>
      <table:table table:name="test_0031#2015_06_18_12_30_31_1434623431.9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float" office:value="0.813883333333333" calcext:value-type="float">
            <text:p>81.39%</text:p>
          </table:table-cell>
        </table:table-row>
        <table:table-row table:style-name="ro1">
          <table:table-cell office:value-type="string" calcext:value-type="string">
            <text:p>run7_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62766666666667" calcext:value-type="float">
            <text:p>26.28%</text:p>
          </table:table-cell>
        </table:table-row>
        <table:table-row table:style-name="ro1">
          <table:table-cell office:value-type="string" calcext:value-type="string">
            <text:p>run7_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392" calcext:value-type="percentage">
            <text:p>83.92%</text:p>
          </table:table-cell>
          <table:table-cell table:formula="of:=AVERAGE([.D4:.I4])" office:value-type="float" office:value="0.7636" calcext:value-type="float">
            <text:p>76.36%</text:p>
          </table:table-cell>
        </table:table-row>
      </table:table>
      <table:table table:name="test_0032#2015_06_18_12_58_20_1434625100.0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08616666666667" calcext:value-type="float">
            <text:p>80.86%</text:p>
          </table:table-cell>
        </table:table-row>
        <table:table-row table:style-name="ro1">
          <table:table-cell office:value-type="string" calcext:value-type="string">
            <text:p>run7_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9316666666667" calcext:value-type="float">
            <text:p>25.93%</text:p>
          </table:table-cell>
        </table:table-row>
        <table:table-row table:style-name="ro1">
          <table:table-cell office:value-type="string" calcext:value-type="string">
            <text:p>run7_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58" calcext:value-type="percentage">
            <text:p>76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_0033#2015_06_18_13_28_05_1434626885.3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float" office:value="0.809566666666667" calcext:value-type="float">
            <text:p>80.96%</text:p>
          </table:table-cell>
        </table:table-row>
        <table:table-row table:style-name="ro1">
          <table:table-cell office:value-type="string" calcext:value-type="string">
            <text:p>run7_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533" calcext:value-type="percentage">
            <text:p>25.3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float" office:value="0.246666666666667" calcext:value-type="float">
            <text:p>24.67%</text:p>
          </table:table-cell>
        </table:table-row>
        <table:table-row table:style-name="ro1">
          <table:table-cell office:value-type="string" calcext:value-type="string">
            <text:p>run7_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1383333333333" calcext:value-type="float">
            <text:p>76.14%</text:p>
          </table:table-cell>
        </table:table-row>
      </table:table>
      <table:table table:name="test12#2015_06_18_13_49_55_1434628195.6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117" calcext:value-type="percentage">
            <text:p>81.17%</text:p>
          </table:table-cell>
          <table:table-cell table:formula="of:=AVERAGE([.D2:.I2])" office:value-type="float" office:value="0.75625" calcext:value-type="float">
            <text:p>75.63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3:.I3])" office:value-type="float" office:value="0.81415" calcext:value-type="float">
            <text:p>81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917" calcext:value-type="percentage">
            <text:p>89.17%</text:p>
          </table:table-cell>
          <table:table-cell office:value-type="percentage" office:value="0.9075" calcext:value-type="percentage">
            <text:p>90.75%</text:p>
          </table:table-cell>
          <table:table-cell table:formula="of:=AVERAGE([.D4:.I4])" office:value-type="float" office:value="0.825133333333333" calcext:value-type="float">
            <text:p>82.51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5:.I5])" office:value-type="float" office:value="0.76735" calcext:value-type="float">
            <text:p>76.74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6:.I6])" office:value-type="float" office:value="0.26415" calcext:value-type="float">
            <text:p>26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42" calcext:value-type="percentage">
            <text:p>19.42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817" calcext:value-type="percentage">
            <text:p>28.17%</text:p>
          </table:table-cell>
          <table:table-cell table:formula="of:=AVERAGE([.D7:.I7])" office:value-type="float" office:value="0.24695" calcext:value-type="float">
            <text:p>24.70%</text:p>
          </table:table-cell>
        </table:table-row>
      </table:table>
      <table:table table:name="test_0034#2015_06_18_13_55_50_1434628550.3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float" office:value="0.81125" calcext:value-type="float">
            <text:p>81.13%</text:p>
          </table:table-cell>
        </table:table-row>
        <table:table-row table:style-name="ro1">
          <table:table-cell office:value-type="string" calcext:value-type="string">
            <text:p>run7_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33" calcext:value-type="percentage">
            <text:p>28.33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float" office:value="0.253883333333333" calcext:value-type="float">
            <text:p>25.39%</text:p>
          </table:table-cell>
        </table:table-row>
        <table:table-row table:style-name="ro1">
          <table:table-cell office:value-type="string" calcext:value-type="string">
            <text:p>run7_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833" calcext:value-type="percentage">
            <text:p>78.33%</text:p>
          </table:table-cell>
          <table:table-cell office:value-type="percentage" office:value="0.8233" calcext:value-type="percentage">
            <text:p>82.3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3033333333333" calcext:value-type="float">
            <text:p>76.30%</text:p>
          </table:table-cell>
        </table:table-row>
      </table:table>
      <table:table table:name="test_0035#2015_06_18_14_23_47_1434630227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09466666666667" calcext:value-type="float">
            <text:p>80.95%</text:p>
          </table:table-cell>
        </table:table-row>
        <table:table-row table:style-name="ro1">
          <table:table-cell office:value-type="string" calcext:value-type="string">
            <text:p>run7_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float" office:value="0.249583333333333" calcext:value-type="float">
            <text:p>24.96%</text:p>
          </table:table-cell>
        </table:table-row>
        <table:table-row table:style-name="ro1">
          <table:table-cell office:value-type="string" calcext:value-type="string">
            <text:p>run7_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float" office:value="0.7628" calcext:value-type="float">
            <text:p>76.28%</text:p>
          </table:table-cell>
        </table:table-row>
      </table:table>
      <table:table table:name="test_0036#2015_06_18_14_54_16_1434632056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805" calcext:value-type="percentage">
            <text:p>80.50%</text:p>
          </table:table-cell>
          <table:table-cell office:value-type="percentage" office:value="0.8392" calcext:value-type="percentage">
            <text:p>83.92%</text:p>
          </table:table-cell>
          <table:table-cell table:number-columns-repeated="2" office:value-type="percentage" office:value="0.8825" calcext:value-type="percentage">
            <text:p>88.25%</text:p>
          </table:table-cell>
          <table:table-cell table:formula="of:=AVERAGE([.D2:.I2])" office:value-type="float" office:value="0.81195" calcext:value-type="float">
            <text:p>81.20%</text:p>
          </table:table-cell>
        </table:table-row>
        <table:table-row table:style-name="ro1">
          <table:table-cell office:value-type="string" calcext:value-type="string">
            <text:p>run7_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17" calcext:value-type="percentage">
            <text:p>28.17%</text:p>
          </table:table-cell>
          <table:table-cell table:formula="of:=AVERAGE([.D3:.I3])" office:value-type="float" office:value="0.25805" calcext:value-type="float">
            <text:p>25.81%</text:p>
          </table:table-cell>
        </table:table-row>
        <table:table-row table:style-name="ro1">
          <table:table-cell office:value-type="string" calcext:value-type="string">
            <text:p>run7_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float" office:value="0.7686" calcext:value-type="float">
            <text:p>76.86%</text:p>
          </table:table-cell>
        </table:table-row>
      </table:table>
      <table:table table:name="test12#2015_06_18_15_12_08_1434633128.6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2</text:p>
          </table:table-cell>
          <table:table-cell table:style-name="ce5" office:value-type="percentage" office:value="0.7283" calcext:value-type="percentage">
            <text:p>72.83%</text:p>
          </table:table-cell>
          <table:table-cell table:style-name="ce5" office:value-type="percentage" office:value="0.7733" calcext:value-type="percentage">
            <text:p>77.33%</text:p>
          </table:table-cell>
          <table:table-cell table:style-name="ce5" office:value-type="percentage" office:value="0.8375" calcext:value-type="percentage">
            <text:p>83.75%</text:p>
          </table:table-cell>
          <table:table-cell table:style-name="ce5" office:value-type="percentage" office:value="0.8667" calcext:value-type="percentage">
            <text:p>86.67%</text:p>
          </table:table-cell>
          <table:table-cell table:style-name="ce5" office:value-type="percentage" office:value="0.88" calcext:value-type="percentage">
            <text:p>88.00%</text:p>
          </table:table-cell>
          <table:table-cell table:style-name="ce5" office:value-type="percentage" office:value="0.915" calcext:value-type="percentage">
            <text:p>91.50%</text:p>
          </table:table-cell>
          <table:table-cell table:formula="of:=AVERAGE([.D2:.I2])" office:value-type="float" office:value="0.833466666666667" calcext:value-type="float">
            <text:p>83.35%</text:p>
          </table:table-cell>
        </table:table-row>
      </table:table>
      <table:table table:name="test_0037#2015_06_18_15_23_33_1434633813.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float" office:value="0.812233333333333" calcext:value-type="float">
            <text:p>81.22%</text:p>
          </table:table-cell>
        </table:table-row>
        <table:table-row table:style-name="ro1">
          <table:table-cell office:value-type="string" calcext:value-type="string">
            <text:p>run7_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225" calcext:value-type="percentage">
            <text:p>22.2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75" calcext:value-type="percentage">
            <text:p>25.75%</text:p>
          </table:table-cell>
          <table:table-cell table:formula="of:=AVERAGE([.D3:.I3])" office:value-type="float" office:value="0.23805" calcext:value-type="float">
            <text:p>23.81%</text:p>
          </table:table-cell>
        </table:table-row>
        <table:table-row table:style-name="ro1">
          <table:table-cell office:value-type="string" calcext:value-type="string">
            <text:p>run7_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61933333333333" calcext:value-type="float">
            <text:p>76.19%</text:p>
          </table:table-cell>
        </table:table-row>
      </table:table>
      <table:table table:name="test_0038#2015_06_18_15_51_53_1434635513.4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float" office:value="0.812366666666667" calcext:value-type="float">
            <text:p>81.24%</text:p>
          </table:table-cell>
        </table:table-row>
        <table:table-row table:style-name="ro1">
          <table:table-cell office:value-type="string" calcext:value-type="string">
            <text:p>run7_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percentage" office:value="0.2958" calcext:value-type="percentage">
            <text:p>29.58%</text:p>
          </table:table-cell>
          <table:table-cell table:formula="of:=AVERAGE([.D3:.I3])" office:value-type="float" office:value="0.265416666666667" calcext:value-type="float">
            <text:p>26.54%</text:p>
          </table:table-cell>
        </table:table-row>
        <table:table-row table:style-name="ro1">
          <table:table-cell office:value-type="string" calcext:value-type="string">
            <text:p>run7_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8483333333333" calcext:value-type="float">
            <text:p>76.85%</text:p>
          </table:table-cell>
        </table:table-row>
      </table:table>
      <table:table table:name="test_0039#2015_06_18_16_19_54_1434637194.0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0735" calcext:value-type="float">
            <text:p>80.74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63183333333333" calcext:value-type="float">
            <text:p>26.32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float" office:value="0.76265" calcext:value-type="float">
            <text:p>76.27%</text:p>
          </table:table-cell>
        </table:table-row>
      </table:table>
      <table:table table:name="test_0040#2015_06_18_16_48_15_1434638895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0735" calcext:value-type="float">
            <text:p>80.74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63183333333333" calcext:value-type="float">
            <text:p>26.32%</text:p>
          </table:table-cell>
        </table:table-row>
        <table:table-row table:style-name="ro1">
          <table:table-cell office:value-type="string" calcext:value-type="string">
            <text:p>run7_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float" office:value="0.76265" calcext:value-type="float">
            <text:p>76.27%</text:p>
          </table:table-cell>
        </table:table-row>
      </table:table>
      <table:table table:name="test_0041#2015_06_18_17_16_27_1434640587.8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06816666666667" calcext:value-type="float">
            <text:p>80.68%</text:p>
          </table:table-cell>
        </table:table-row>
        <table:table-row table:style-name="ro1">
          <table:table-cell office:value-type="string" calcext:value-type="string">
            <text:p>run7_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75" calcext:value-type="percentage">
            <text:p>29.75%</text:p>
          </table:table-cell>
          <table:table-cell table:number-columns-repeated="2" office:value-type="percentage" office:value="0.3225" calcext:value-type="percentage">
            <text:p>32.25%</text:p>
          </table:table-cell>
          <table:table-cell table:formula="of:=AVERAGE([.D3:.I3])" office:value-type="float" office:value="0.28515" calcext:value-type="float">
            <text:p>28.52%</text:p>
          </table:table-cell>
        </table:table-row>
        <table:table-row table:style-name="ro1">
          <table:table-cell office:value-type="string" calcext:value-type="string">
            <text:p>run7_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75" calcext:value-type="percentage">
            <text:p>82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4866666666667" calcext:value-type="float">
            <text:p>76.49%</text:p>
          </table:table-cell>
        </table:table-row>
      </table:table>
      <table:table table:name="test_0042#2015_06_18_17_44_55_1434642295.4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03483333333333" calcext:value-type="float">
            <text:p>80.35%</text:p>
          </table:table-cell>
        </table:table-row>
        <table:table-row table:style-name="ro1">
          <table:table-cell office:value-type="string" calcext:value-type="string">
            <text:p>run7_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float" office:value="0.254033333333333" calcext:value-type="float">
            <text:p>25.40%</text:p>
          </table:table-cell>
        </table:table-row>
        <table:table-row table:style-name="ro1">
          <table:table-cell office:value-type="string" calcext:value-type="string">
            <text:p>run7_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64166666666667" calcext:value-type="float">
            <text:p>76.42%</text:p>
          </table:table-cell>
        </table:table-row>
      </table:table>
      <table:table table:name="test_0043#2015_06_18_18_12_50_1434643970.8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0416666666667" calcext:value-type="float">
            <text:p>81.04%</text:p>
          </table:table-cell>
        </table:table-row>
        <table:table-row table:style-name="ro1">
          <table:table-cell office:value-type="string" calcext:value-type="string">
            <text:p>run7_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61933333333333" calcext:value-type="float">
            <text:p>26.19%</text:p>
          </table:table-cell>
        </table:table-row>
        <table:table-row table:style-name="ro1">
          <table:table-cell office:value-type="string" calcext:value-type="string">
            <text:p>run7_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float" office:value="0.767083333333333" calcext:value-type="float">
            <text:p>76.71%</text:p>
          </table:table-cell>
        </table:table-row>
      </table:table>
      <table:table table:name="test_0044#2015_06_18_18_41_03_1434645663.3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58" calcext:value-type="percentage">
            <text:p>87.58%</text:p>
          </table:table-cell>
          <table:table-cell table:formula="of:=AVERAGE([.D2:.I2])" office:value-type="float" office:value="0.803883333333333" calcext:value-type="float">
            <text:p>80.39%</text:p>
          </table:table-cell>
        </table:table-row>
        <table:table-row table:style-name="ro1">
          <table:table-cell office:value-type="string" calcext:value-type="string">
            <text:p>run7_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float" office:value="0.253616666666667" calcext:value-type="float">
            <text:p>25.36%</text:p>
          </table:table-cell>
        </table:table-row>
        <table:table-row table:style-name="ro1">
          <table:table-cell office:value-type="string" calcext:value-type="string">
            <text:p>run7_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2783333333333" calcext:value-type="float">
            <text:p>76.28%</text:p>
          </table:table-cell>
        </table:table-row>
      </table:table>
      <table:table table:name="test_0045#2015_06_18_20_04_09_1434650649.7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05966666666667" calcext:value-type="float">
            <text:p>80.60%</text:p>
          </table:table-cell>
        </table:table-row>
        <table:table-row table:style-name="ro1">
          <table:table-cell office:value-type="string" calcext:value-type="string">
            <text:p>run7_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825" calcext:value-type="percentage">
            <text:p>28.25%</text:p>
          </table:table-cell>
          <table:table-cell office:value-type="percentage" office:value="0.265" calcext:value-type="percentage">
            <text:p>26.50%</text:p>
          </table:table-cell>
          <table:table-cell table:formula="of:=AVERAGE([.D3:.I3])" office:value-type="float" office:value="0.2511" calcext:value-type="float">
            <text:p>25.11%</text:p>
          </table:table-cell>
        </table:table-row>
        <table:table-row table:style-name="ro1">
          <table:table-cell office:value-type="string" calcext:value-type="string">
            <text:p>run7_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float" office:value="0.7664" calcext:value-type="float">
            <text:p>76.64%</text:p>
          </table:table-cell>
        </table:table-row>
      </table:table>
      <table:table table:name="test_0046#2015_06_18_20_32_05_1434652325.4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58" calcext:value-type="percentage">
            <text:p>68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float" office:value="0.798033333333333" calcext:value-type="float">
            <text:p>79.80%</text:p>
          </table:table-cell>
        </table:table-row>
        <table:table-row table:style-name="ro1">
          <table:table-cell office:value-type="string" calcext:value-type="string">
            <text:p>run6_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417" calcext:value-type="percentage">
            <text:p>24.17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float" office:value="0.237633333333333" calcext:value-type="float">
            <text:p>23.76%</text:p>
          </table:table-cell>
        </table:table-row>
        <table:table-row table:style-name="ro1">
          <table:table-cell office:value-type="string" calcext:value-type="string">
            <text:p>run6_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75" calcext:value-type="percentage">
            <text:p>81.75%</text:p>
          </table:table-cell>
          <table:table-cell table:formula="of:=AVERAGE([.D4:.I4])" office:value-type="float" office:value="0.7525" calcext:value-type="float">
            <text:p>75.25%</text:p>
          </table:table-cell>
        </table:table-row>
      </table:table>
      <table:table table:name="test_0047#2015_06_18_20_59_58_1434653998.3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04716666666667" calcext:value-type="float">
            <text:p>80.47%</text:p>
          </table:table-cell>
        </table:table-row>
        <table:table-row table:style-name="ro1">
          <table:table-cell office:value-type="string" calcext:value-type="string">
            <text:p>run6_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float" office:value="0.246533333333333" calcext:value-type="float">
            <text:p>24.65%</text:p>
          </table:table-cell>
        </table:table-row>
        <table:table-row table:style-name="ro1">
          <table:table-cell office:value-type="string" calcext:value-type="string">
            <text:p>run6_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5" calcext:value-type="percentage">
            <text:p>72.5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float" office:value="0.763883333333333" calcext:value-type="float">
            <text:p>76.39%</text:p>
          </table:table-cell>
        </table:table-row>
      </table:table>
      <table:table table:name="test_0048#2015_06_18_21_28_27_1434655707.2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75" calcext:value-type="percentage">
            <text:p>69.75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039" calcext:value-type="float">
            <text:p>80.39%</text:p>
          </table:table-cell>
        </table:table-row>
        <table:table-row table:style-name="ro1">
          <table:table-cell office:value-type="string" calcext:value-type="string">
            <text:p>run6_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float" office:value="0.249866666666667" calcext:value-type="float">
            <text:p>24.99%</text:p>
          </table:table-cell>
        </table:table-row>
        <table:table-row table:style-name="ro1">
          <table:table-cell office:value-type="string" calcext:value-type="string">
            <text:p>run6_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float" office:value="0.7582" calcext:value-type="float">
            <text:p>75.82%</text:p>
          </table:table-cell>
        </table:table-row>
      </table:table>
      <table:table table:name="test_0049#2015_06_18_21_57_23_1434657443.4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float" office:value="0.80195" calcext:value-type="float">
            <text:p>80.20%</text:p>
          </table:table-cell>
        </table:table-row>
        <table:table-row table:style-name="ro1">
          <table:table-cell office:value-type="string" calcext:value-type="string">
            <text:p>run6_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float" office:value="0.250566666666667" calcext:value-type="float">
            <text:p>25.06%</text:p>
          </table:table-cell>
        </table:table-row>
        <table:table-row table:style-name="ro1">
          <table:table-cell office:value-type="string" calcext:value-type="string">
            <text:p>run6_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08" calcext:value-type="percentage">
            <text:p>82.08%</text:p>
          </table:table-cell>
          <table:table-cell table:formula="of:=AVERAGE([.D4:.I4])" office:value-type="float" office:value="0.755433333333333" calcext:value-type="float">
            <text:p>75.54%</text:p>
          </table:table-cell>
        </table:table-row>
      </table:table>
      <table:table table:name="test_0050#2015_06_18_22_25_29_1434659129.4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799183333333333" calcext:value-type="float">
            <text:p>79.92%</text:p>
          </table:table-cell>
        </table:table-row>
        <table:table-row table:style-name="ro1">
          <table:table-cell office:value-type="string" calcext:value-type="string">
            <text:p>run6_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8" calcext:value-type="percentage">
            <text:p>19.5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3142" calcext:value-type="percentage">
            <text:p>31.42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float" office:value="0.262216666666667" calcext:value-type="float">
            <text:p>26.22%</text:p>
          </table:table-cell>
        </table:table-row>
        <table:table-row table:style-name="ro1">
          <table:table-cell office:value-type="string" calcext:value-type="string">
            <text:p>run6_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58183333333333" calcext:value-type="float">
            <text:p>75.82%</text:p>
          </table:table-cell>
        </table:table-row>
      </table:table>
      <table:table table:name="test_0051#2015_06_18_22_53_29_1434660809.8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03616666666667" calcext:value-type="float">
            <text:p>80.36%</text:p>
          </table:table-cell>
        </table:table-row>
        <table:table-row table:style-name="ro1">
          <table:table-cell office:value-type="string" calcext:value-type="string">
            <text:p>run6_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83" calcext:value-type="percentage">
            <text:p>19.83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float" office:value="0.241516666666667" calcext:value-type="float">
            <text:p>24.15%</text:p>
          </table:table-cell>
        </table:table-row>
        <table:table-row table:style-name="ro1">
          <table:table-cell office:value-type="string" calcext:value-type="string">
            <text:p>run6_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43" calcext:value-type="float">
            <text:p>76.43%</text:p>
          </table:table-cell>
        </table:table-row>
      </table:table>
      <table:table table:name="test_0052#2015_06_18_23_21_18_1434662478.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07083333333333" calcext:value-type="float">
            <text:p>80.71%</text:p>
          </table:table-cell>
        </table:table-row>
        <table:table-row table:style-name="ro1">
          <table:table-cell office:value-type="string" calcext:value-type="string">
            <text:p>run6_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58" calcext:value-type="percentage">
            <text:p>26.58%</text:p>
          </table:table-cell>
          <table:table-cell table:formula="of:=AVERAGE([.D3:.I3])" office:value-type="float" office:value="0.245433333333333" calcext:value-type="float">
            <text:p>24.54%</text:p>
          </table:table-cell>
        </table:table-row>
        <table:table-row table:style-name="ro1">
          <table:table-cell office:value-type="string" calcext:value-type="string">
            <text:p>run6_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float" office:value="0.76085" calcext:value-type="float">
            <text:p>76.09%</text:p>
          </table:table-cell>
        </table:table-row>
      </table:table>
      <table:table table:name="test_0053#2015_06_18_23_49_18_1434664158.3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01966666666667" calcext:value-type="float">
            <text:p>80.20%</text:p>
          </table:table-cell>
        </table:table-row>
        <table:table-row table:style-name="ro1">
          <table:table-cell office:value-type="string" calcext:value-type="string">
            <text:p>run6_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808" calcext:value-type="percentage">
            <text:p>28.08%</text:p>
          </table:table-cell>
          <table:table-cell table:formula="of:=AVERAGE([.D3:.I3])" office:value-type="float" office:value="0.252783333333333" calcext:value-type="float">
            <text:p>25.28%</text:p>
          </table:table-cell>
        </table:table-row>
        <table:table-row table:style-name="ro1">
          <table:table-cell office:value-type="string" calcext:value-type="string">
            <text:p>run6_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float" office:value="0.758883333333333" calcext:value-type="float">
            <text:p>75.89%</text:p>
          </table:table-cell>
        </table:table-row>
      </table:table>
      <table:table table:name="test_0054#2015_06_19_00_17_12_1434665832.9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06816666666667" calcext:value-type="float">
            <text:p>80.68%</text:p>
          </table:table-cell>
        </table:table-row>
        <table:table-row table:style-name="ro1">
          <table:table-cell office:value-type="string" calcext:value-type="string">
            <text:p>run6_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float" office:value="0.252766666666667" calcext:value-type="float">
            <text:p>25.28%</text:p>
          </table:table-cell>
        </table:table-row>
        <table:table-row table:style-name="ro1">
          <table:table-cell office:value-type="string" calcext:value-type="string">
            <text:p>run6_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6666666666667" calcext:value-type="float">
            <text:p>76.67%</text:p>
          </table:table-cell>
        </table:table-row>
      </table:table>
      <table:table table:name="test_0055#2015_06_19_00_45_06_1434667506.2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08" calcext:value-type="percentage">
            <text:p>74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75" calcext:value-type="percentage">
            <text:p>87.75%</text:p>
          </table:table-cell>
          <table:table-cell table:formula="of:=AVERAGE([.D2:.I2])" office:value-type="float" office:value="0.80595" calcext:value-type="float">
            <text:p>80.60%</text:p>
          </table:table-cell>
        </table:table-row>
        <table:table-row table:style-name="ro1">
          <table:table-cell office:value-type="string" calcext:value-type="string">
            <text:p>run6_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float" office:value="0.256383333333333" calcext:value-type="float">
            <text:p>25.64%</text:p>
          </table:table-cell>
        </table:table-row>
        <table:table-row table:style-name="ro1">
          <table:table-cell office:value-type="string" calcext:value-type="string">
            <text:p>run6_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62916666666667" calcext:value-type="float">
            <text:p>76.29%</text:p>
          </table:table-cell>
        </table:table-row>
      </table:table>
      <table:table table:name="test_0056#2015_06_19_01_12_55_1434669175.6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05283333333333" calcext:value-type="float">
            <text:p>80.53%</text:p>
          </table:table-cell>
        </table:table-row>
        <table:table-row table:style-name="ro1">
          <table:table-cell office:value-type="string" calcext:value-type="string">
            <text:p>run6_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float" office:value="0.2518" calcext:value-type="float">
            <text:p>25.18%</text:p>
          </table:table-cell>
        </table:table-row>
        <table:table-row table:style-name="ro1">
          <table:table-cell office:value-type="string" calcext:value-type="string">
            <text:p>run6_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float" office:value="0.760833333333333" calcext:value-type="float">
            <text:p>76.08%</text:p>
          </table:table-cell>
        </table:table-row>
      </table:table>
      <table:table table:name="test_0057#2015_06_19_01_40_44_1434670844.3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67" calcext:value-type="percentage">
            <text:p>88.67%</text:p>
          </table:table-cell>
          <table:table-cell table:formula="of:=AVERAGE([.D2:.I2])" office:value-type="float" office:value="0.805016666666667" calcext:value-type="float">
            <text:p>80.50%</text:p>
          </table:table-cell>
        </table:table-row>
        <table:table-row table:style-name="ro1">
          <table:table-cell office:value-type="string" calcext:value-type="string">
            <text:p>run6_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04" calcext:value-type="float">
            <text:p>26.04%</text:p>
          </table:table-cell>
        </table:table-row>
        <table:table-row table:style-name="ro1">
          <table:table-cell office:value-type="string" calcext:value-type="string">
            <text:p>run6_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2633333333333" calcext:value-type="float">
            <text:p>76.26%</text:p>
          </table:table-cell>
        </table:table-row>
      </table:table>
      <table:table table:name="test_0058#2015_06_19_02_08_38_1434672518.0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float" office:value="0.804583333333333" calcext:value-type="float">
            <text:p>80.46%</text:p>
          </table:table-cell>
        </table:table-row>
        <table:table-row table:style-name="ro1">
          <table:table-cell office:value-type="string" calcext:value-type="string">
            <text:p>run6_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float" office:value="0.255" calcext:value-type="float">
            <text:p>25.50%</text:p>
          </table:table-cell>
        </table:table-row>
        <table:table-row table:style-name="ro1">
          <table:table-cell office:value-type="string" calcext:value-type="string">
            <text:p>run6_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59583333333333" calcext:value-type="float">
            <text:p>75.96%</text:p>
          </table:table-cell>
        </table:table-row>
      </table:table>
      <table:table table:name="test_0059#2015_06_19_02_36_41_1434674202.0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float" office:value="0.804316666666667" calcext:value-type="float">
            <text:p>80.43%</text:p>
          </table:table-cell>
        </table:table-row>
        <table:table-row table:style-name="ro1">
          <table:table-cell office:value-type="string" calcext:value-type="string">
            <text:p>run6_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float" office:value="0.239166666666667" calcext:value-type="float">
            <text:p>23.92%</text:p>
          </table:table-cell>
        </table:table-row>
        <table:table-row table:style-name="ro1">
          <table:table-cell office:value-type="string" calcext:value-type="string">
            <text:p>run6_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float" office:value="0.757766666666667" calcext:value-type="float">
            <text:p>75.78%</text:p>
          </table:table-cell>
        </table:table-row>
      </table:table>
      <table:table table:name="test_0060#2015_06_19_03_04_27_1434675867.7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05416666666667" calcext:value-type="float">
            <text:p>80.54%</text:p>
          </table:table-cell>
        </table:table-row>
        <table:table-row table:style-name="ro1">
          <table:table-cell office:value-type="string" calcext:value-type="string">
            <text:p>run6_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float" office:value="0.232783333333333" calcext:value-type="float">
            <text:p>23.28%</text:p>
          </table:table-cell>
        </table:table-row>
        <table:table-row table:style-name="ro1">
          <table:table-cell office:value-type="string" calcext:value-type="string">
            <text:p>run6_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float" office:value="0.755683333333333" calcext:value-type="float">
            <text:p>75.57%</text:p>
          </table:table-cell>
        </table:table-row>
      </table:table>
      <table:table table:name="test_0061#2015_06_19_03_32_18_1434677538.0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float" office:value="0.802366666666667" calcext:value-type="float">
            <text:p>80.24%</text:p>
          </table:table-cell>
        </table:table-row>
        <table:table-row table:style-name="ro1">
          <table:table-cell office:value-type="string" calcext:value-type="string">
            <text:p>run6_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67" calcext:value-type="percentage">
            <text:p>18.67%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392" calcext:value-type="percentage">
            <text:p>23.92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float" office:value="0.228066666666667" calcext:value-type="float">
            <text:p>22.81%</text:p>
          </table:table-cell>
        </table:table-row>
        <table:table-row table:style-name="ro1">
          <table:table-cell office:value-type="string" calcext:value-type="string">
            <text:p>run6_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0433333333333" calcext:value-type="float">
            <text:p>76.04%</text:p>
          </table:table-cell>
        </table:table-row>
      </table:table>
      <table:table table:name="test_0062#2015_06_19_04_00_13_1434679213.4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5" calcext:value-type="percentage">
            <text:p>69.50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794866666666667" calcext:value-type="float">
            <text:p>79.49%</text:p>
          </table:table-cell>
        </table:table-row>
        <table:table-row table:style-name="ro1">
          <table:table-cell office:value-type="string" calcext:value-type="string">
            <text:p>run6_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33" calcext:value-type="percentage">
            <text:p>26.33%</text:p>
          </table:table-cell>
          <table:table-cell table:formula="of:=AVERAGE([.D3:.I3])" office:value-type="float" office:value="0.239316666666667" calcext:value-type="float">
            <text:p>23.93%</text:p>
          </table:table-cell>
        </table:table-row>
        <table:table-row table:style-name="ro1">
          <table:table-cell office:value-type="string" calcext:value-type="string">
            <text:p>run6_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float" office:value="0.756083333333333" calcext:value-type="float">
            <text:p>75.61%</text:p>
          </table:table-cell>
        </table:table-row>
      </table:table>
      <table:table table:name="test_0063#2015_06_19_04_27_59_1434680879.4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02933333333333" calcext:value-type="float">
            <text:p>80.29%</text:p>
          </table:table-cell>
        </table:table-row>
        <table:table-row table:style-name="ro1">
          <table:table-cell office:value-type="string" calcext:value-type="string">
            <text:p>run6_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42" calcext:value-type="percentage">
            <text:p>24.42%</text:p>
          </table:table-cell>
          <table:table-cell office:value-type="percentage" office:value="0.2358" calcext:value-type="percentage">
            <text:p>23.58%</text:p>
          </table:table-cell>
          <table:table-cell table:formula="of:=AVERAGE([.D3:.I3])" office:value-type="float" office:value="0.222633333333333" calcext:value-type="float">
            <text:p>22.26%</text:p>
          </table:table-cell>
        </table:table-row>
        <table:table-row table:style-name="ro1">
          <table:table-cell office:value-type="string" calcext:value-type="string">
            <text:p>run6_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92" calcext:value-type="percentage">
            <text:p>68.92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42" calcext:value-type="percentage">
            <text:p>78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float" office:value="0.752783333333333" calcext:value-type="float">
            <text:p>75.28%</text:p>
          </table:table-cell>
        </table:table-row>
      </table:table>
      <table:table table:name="test_0064#2015_06_19_04_55_48_1434682548.5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33" calcext:value-type="percentage">
            <text:p>69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83" calcext:value-type="percentage">
            <text:p>88.83%</text:p>
          </table:table-cell>
          <table:table-cell table:formula="of:=AVERAGE([.D2:.I2])" office:value-type="float" office:value="0.797216666666667" calcext:value-type="float">
            <text:p>79.72%</text:p>
          </table:table-cell>
        </table:table-row>
        <table:table-row table:style-name="ro1">
          <table:table-cell office:value-type="string" calcext:value-type="string">
            <text:p>run6_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float" office:value="0.24875" calcext:value-type="float">
            <text:p>24.88%</text:p>
          </table:table-cell>
        </table:table-row>
        <table:table-row table:style-name="ro1">
          <table:table-cell office:value-type="string" calcext:value-type="string">
            <text:p>run6_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575" calcext:value-type="float">
            <text:p>75.75%</text:p>
          </table:table-cell>
        </table:table-row>
      </table:table>
      <table:table table:name="test_0065#2015_06_19_05_23_52_1434684232.1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795716666666667" calcext:value-type="float">
            <text:p>79.57%</text:p>
          </table:table-cell>
        </table:table-row>
        <table:table-row table:style-name="ro1">
          <table:table-cell office:value-type="string" calcext:value-type="string">
            <text:p>run6_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4445" calcext:value-type="float">
            <text:p>24.45%</text:p>
          </table:table-cell>
        </table:table-row>
        <table:table-row table:style-name="ro1">
          <table:table-cell office:value-type="string" calcext:value-type="string">
            <text:p>run6_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53483333333333" calcext:value-type="float">
            <text:p>75.35%</text:p>
          </table:table-cell>
        </table:table-row>
      </table:table>
      <table:table table:name="test_0066#2015_06_19_05_51_43_1434685903.8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58" calcext:value-type="percentage">
            <text:p>86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795816666666667" calcext:value-type="float">
            <text:p>79.58%</text:p>
          </table:table-cell>
        </table:table-row>
        <table:table-row table:style-name="ro1">
          <table:table-cell office:value-type="string" calcext:value-type="string">
            <text:p>run6_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92" calcext:value-type="percentage">
            <text:p>19.9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3025" calcext:value-type="percentage">
            <text:p>30.25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float" office:value="0.257516666666667" calcext:value-type="float">
            <text:p>25.75%</text:p>
          </table:table-cell>
        </table:table-row>
        <table:table-row table:style-name="ro1">
          <table:table-cell office:value-type="string" calcext:value-type="string">
            <text:p>run6_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758" calcext:value-type="percentage">
            <text:p>77.58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float" office:value="0.7482" calcext:value-type="float">
            <text:p>74.82%</text:p>
          </table:table-cell>
        </table:table-row>
      </table:table>
      <table:table table:name="test_0067#2015_06_19_06_19_34_1434687574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67" calcext:value-type="percentage">
            <text:p>87.67%</text:p>
          </table:table-cell>
          <table:table-cell table:formula="of:=AVERAGE([.D2:.I2])" office:value-type="float" office:value="0.795016666666667" calcext:value-type="float">
            <text:p>79.50%</text:p>
          </table:table-cell>
        </table:table-row>
        <table:table-row table:style-name="ro1">
          <table:table-cell office:value-type="string" calcext:value-type="string">
            <text:p>run6_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142" calcext:value-type="percentage">
            <text:p>21.42%</text:p>
          </table:table-cell>
          <table:table-cell table:number-columns-repeated="2" office:value-type="percentage" office:value="0.245" calcext:value-type="percentage">
            <text:p>24.5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table:formula="of:=AVERAGE([.D3:.I3])" office:value-type="float" office:value="0.240416666666667" calcext:value-type="float">
            <text:p>24.04%</text:p>
          </table:table-cell>
        </table:table-row>
        <table:table-row table:style-name="ro1">
          <table:table-cell office:value-type="string" calcext:value-type="string">
            <text:p>run6_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42" calcext:value-type="percentage">
            <text:p>63.42%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float" office:value="0.749583333333333" calcext:value-type="float">
            <text:p>74.96%</text:p>
          </table:table-cell>
        </table:table-row>
      </table:table>
      <table:table table:name="test_0068#2015_06_19_06_47_27_1434689247.1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797216666666667" calcext:value-type="float">
            <text:p>79.72%</text:p>
          </table:table-cell>
        </table:table-row>
        <table:table-row table:style-name="ro1">
          <table:table-cell office:value-type="string" calcext:value-type="string">
            <text:p>run6_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25" calcext:value-type="percentage">
            <text:p>25.25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486" calcext:value-type="float">
            <text:p>24.86%</text:p>
          </table:table-cell>
        </table:table-row>
        <table:table-row table:style-name="ro1">
          <table:table-cell office:value-type="string" calcext:value-type="string">
            <text:p>run6_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33" calcext:value-type="percentage">
            <text:p>65.33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192" calcext:value-type="percentage">
            <text:p>81.92%</text:p>
          </table:table-cell>
          <table:table-cell table:formula="of:=AVERAGE([.D4:.I4])" office:value-type="float" office:value="0.751816666666667" calcext:value-type="float">
            <text:p>75.18%</text:p>
          </table:table-cell>
        </table:table-row>
      </table:table>
      <table:table table:name="test_0069#2015_06_19_07_15_25_1434690925.4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793883333333333" calcext:value-type="float">
            <text:p>79.39%</text:p>
          </table:table-cell>
        </table:table-row>
        <table:table-row table:style-name="ro1">
          <table:table-cell office:value-type="string" calcext:value-type="string">
            <text:p>run6_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float" office:value="0.245966666666667" calcext:value-type="float">
            <text:p>24.60%</text:p>
          </table:table-cell>
        </table:table-row>
        <table:table-row table:style-name="ro1">
          <table:table-cell office:value-type="string" calcext:value-type="string">
            <text:p>run6_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08" calcext:value-type="percentage">
            <text:p>64.08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float" office:value="0.750266666666667" calcext:value-type="float">
            <text:p>75.03%</text:p>
          </table:table-cell>
        </table:table-row>
      </table:table>
      <table:table table:name="test_0070#2015_06_19_07_43_18_1434692598.5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79555" calcext:value-type="float">
            <text:p>79.56%</text:p>
          </table:table-cell>
        </table:table-row>
        <table:table-row table:style-name="ro1">
          <table:table-cell office:value-type="string" calcext:value-type="string">
            <text:p>run6_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83" calcext:value-type="percentage">
            <text:p>24.83%</text:p>
          </table:table-cell>
          <table:table-cell table:formula="of:=AVERAGE([.D3:.I3])" office:value-type="float" office:value="0.222783333333333" calcext:value-type="float">
            <text:p>22.28%</text:p>
          </table:table-cell>
        </table:table-row>
        <table:table-row table:style-name="ro1">
          <table:table-cell office:value-type="string" calcext:value-type="string">
            <text:p>run6_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083" calcext:value-type="percentage">
            <text:p>80.83%</text:p>
          </table:table-cell>
          <table:table-cell office:value-type="percentage" office:value="0.815" calcext:value-type="percentage">
            <text:p>81.50%</text:p>
          </table:table-cell>
          <table:table-cell table:formula="of:=AVERAGE([.D4:.I4])" office:value-type="float" office:value="0.74125" calcext:value-type="float">
            <text:p>74.13%</text:p>
          </table:table-cell>
        </table:table-row>
      </table:table>
      <table:table table:name="test_0071#2015_06_19_08_12_02_1434694322.5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float" office:value="0.79875" calcext:value-type="float">
            <text:p>79.88%</text:p>
          </table:table-cell>
        </table:table-row>
        <table:table-row table:style-name="ro1">
          <table:table-cell office:value-type="string" calcext:value-type="string">
            <text:p>run6_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25" calcext:value-type="percentage">
            <text:p>19.25%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08" calcext:value-type="percentage">
            <text:p>26.08%</text:p>
          </table:table-cell>
          <table:table-cell table:formula="of:=AVERAGE([.D3:.I3])" office:value-type="float" office:value="0.228466666666667" calcext:value-type="float">
            <text:p>22.85%</text:p>
          </table:table-cell>
        </table:table-row>
        <table:table-row table:style-name="ro1">
          <table:table-cell office:value-type="string" calcext:value-type="string">
            <text:p>run6_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25" calcext:value-type="percentage">
            <text:p>64.25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float" office:value="0.753183333333333" calcext:value-type="float">
            <text:p>75.32%</text:p>
          </table:table-cell>
        </table:table-row>
      </table:table>
      <table:table table:name="test_0072#2015_06_19_08_39_49_1434695989.0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067" calcext:value-type="percentage">
            <text:p>70.67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790416666666667" calcext:value-type="float">
            <text:p>79.04%</text:p>
          </table:table-cell>
        </table:table-row>
        <table:table-row table:style-name="ro1">
          <table:table-cell office:value-type="string" calcext:value-type="string">
            <text:p>run6_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542" calcext:value-type="percentage">
            <text:p>25.42%</text:p>
          </table:table-cell>
          <table:table-cell table:formula="of:=AVERAGE([.D3:.I3])" office:value-type="float" office:value="0.223766666666667" calcext:value-type="float">
            <text:p>22.38%</text:p>
          </table:table-cell>
        </table:table-row>
        <table:table-row table:style-name="ro1">
          <table:table-cell office:value-type="string" calcext:value-type="string">
            <text:p>run6_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float" office:value="0.746816666666667" calcext:value-type="float">
            <text:p>74.68%</text:p>
          </table:table-cell>
        </table:table-row>
      </table:table>
      <table:table table:name="test_0073#2015_06_19_10_52_46_1434703966.7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92" calcext:value-type="percentage">
            <text:p>67.92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float" office:value="0.7872" calcext:value-type="float">
            <text:p>78.72%</text:p>
          </table:table-cell>
        </table:table-row>
        <table:table-row table:style-name="ro1">
          <table:table-cell office:value-type="string" calcext:value-type="string">
            <text:p>run6_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float" office:value="0.24305" calcext:value-type="float">
            <text:p>24.31%</text:p>
          </table:table-cell>
        </table:table-row>
        <table:table-row table:style-name="ro1">
          <table:table-cell office:value-type="string" calcext:value-type="string">
            <text:p>run6_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" calcext:value-type="percentage">
            <text:p>82.00%</text:p>
          </table:table-cell>
          <table:table-cell table:formula="of:=AVERAGE([.D4:.I4])" office:value-type="float" office:value="0.752083333333334" calcext:value-type="float">
            <text:p>75.21%</text:p>
          </table:table-cell>
        </table:table-row>
      </table:table>
      <table:table table:name="test_0074#2015_06_19_11_20_43_1434705643.6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42" calcext:value-type="percentage">
            <text:p>67.42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717" calcext:value-type="percentage">
            <text:p>77.1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775" calcext:value-type="percentage">
            <text:p>87.75%</text:p>
          </table:table-cell>
          <table:table-cell table:formula="of:=AVERAGE([.D2:.I2])" office:value-type="float" office:value="0.78445" calcext:value-type="float">
            <text:p>78.45%</text:p>
          </table:table-cell>
        </table:table-row>
        <table:table-row table:style-name="ro1">
          <table:table-cell office:value-type="string" calcext:value-type="string">
            <text:p>run6_0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67" calcext:value-type="percentage">
            <text:p>17.67%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408" calcext:value-type="percentage">
            <text:p>24.08%</text:p>
          </table:table-cell>
          <table:table-cell office:value-type="percentage" office:value="0.2442" calcext:value-type="percentage">
            <text:p>24.42%</text:p>
          </table:table-cell>
          <table:table-cell table:formula="of:=AVERAGE([.D3:.I3])" office:value-type="float" office:value="0.214166666666667" calcext:value-type="float">
            <text:p>21.42%</text:p>
          </table:table-cell>
        </table:table-row>
        <table:table-row table:style-name="ro1">
          <table:table-cell office:value-type="string" calcext:value-type="string">
            <text:p>run6_0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6742" calcext:value-type="percentage">
            <text:p>67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742" calcext:value-type="percentage">
            <text:p>77.42%</text:p>
          </table:table-cell>
          <table:table-cell table:number-columns-repeated="2" office:value-type="percentage" office:value="0.8117" calcext:value-type="percentage">
            <text:p>81.17%</text:p>
          </table:table-cell>
          <table:table-cell table:formula="of:=AVERAGE([.D4:.I4])" office:value-type="float" office:value="0.7396" calcext:value-type="float">
            <text:p>73.96%</text:p>
          </table:table-cell>
        </table:table-row>
      </table:table>
      <table:table table:name="test_0075#2015_06_19_11_48_23_1434707303.7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786683333333333" calcext:value-type="float">
            <text:p>78.67%</text:p>
          </table:table-cell>
        </table:table-row>
        <table:table-row table:style-name="ro1">
          <table:table-cell office:value-type="string" calcext:value-type="string">
            <text:p>run6_0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float" office:value="0.232366666666667" calcext:value-type="float">
            <text:p>23.24%</text:p>
          </table:table-cell>
        </table:table-row>
        <table:table-row table:style-name="ro1">
          <table:table-cell office:value-type="string" calcext:value-type="string">
            <text:p>run6_0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6958" calcext:value-type="percentage">
            <text:p>69.58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758" calcext:value-type="percentage">
            <text:p>77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" calcext:value-type="percentage">
            <text:p>82.00%</text:p>
          </table:table-cell>
          <table:table-cell table:formula="of:=AVERAGE([.D4:.I4])" office:value-type="float" office:value="0.75055" calcext:value-type="float">
            <text:p>75.06%</text:p>
          </table:table-cell>
        </table:table-row>
      </table:table>
      <table:table table:name="test_0076#2015_06_19_12_16_08_1434708968.8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58" calcext:value-type="percentage">
            <text:p>67.58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775" calcext:value-type="percentage">
            <text:p>77.75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642" calcext:value-type="percentage">
            <text:p>86.4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788883333333333" calcext:value-type="float">
            <text:p>78.89%</text:p>
          </table:table-cell>
        </table:table-row>
        <table:table-row table:style-name="ro1">
          <table:table-cell office:value-type="string" calcext:value-type="string">
            <text:p>run6_0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17" calcext:value-type="percentage">
            <text:p>18.17%</text:p>
          </table:table-cell>
          <table:table-cell office:value-type="percentage" office:value="0.1933" calcext:value-type="percentage">
            <text:p>19.33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5" calcext:value-type="percentage">
            <text:p>25.00%</text:p>
          </table:table-cell>
          <table:table-cell table:formula="of:=AVERAGE([.D3:.I3])" office:value-type="float" office:value="0.219033333333333" calcext:value-type="float">
            <text:p>21.90%</text:p>
          </table:table-cell>
        </table:table-row>
        <table:table-row table:style-name="ro1">
          <table:table-cell office:value-type="string" calcext:value-type="string">
            <text:p>run6_0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92" calcext:value-type="percentage">
            <text:p>64.92%</text:p>
          </table:table-cell>
          <table:table-cell office:value-type="percentage" office:value="0.6817" calcext:value-type="percentage">
            <text:p>68.17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083" calcext:value-type="percentage">
            <text:p>80.83%</text:p>
          </table:table-cell>
          <table:table-cell office:value-type="percentage" office:value="0.8108" calcext:value-type="percentage">
            <text:p>81.08%</text:p>
          </table:table-cell>
          <table:table-cell table:formula="of:=AVERAGE([.D4:.I4])" office:value-type="float" office:value="0.744016666666667" calcext:value-type="float">
            <text:p>74.40%</text:p>
          </table:table-cell>
        </table:table-row>
      </table:table>
      <table:table table:name="test_0077#2015_06_19_12_43_55_1434710635.0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55" calcext:value-type="percentage">
            <text:p>65.50%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783633333333333" calcext:value-type="float">
            <text:p>78.36%</text:p>
          </table:table-cell>
        </table:table-row>
        <table:table-row table:style-name="ro1">
          <table:table-cell office:value-type="string" calcext:value-type="string">
            <text:p>run6_0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575" calcext:value-type="percentage">
            <text:p>25.75%</text:p>
          </table:table-cell>
          <table:table-cell table:formula="of:=AVERAGE([.D3:.I3])" office:value-type="float" office:value="0.226533333333333" calcext:value-type="float">
            <text:p>22.65%</text:p>
          </table:table-cell>
        </table:table-row>
        <table:table-row table:style-name="ro1">
          <table:table-cell office:value-type="string" calcext:value-type="string">
            <text:p>run6_0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92" calcext:value-type="percentage">
            <text:p>63.92%</text:p>
          </table:table-cell>
          <table:table-cell office:value-type="percentage" office:value="0.685" calcext:value-type="percentage">
            <text:p>68.50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15" calcext:value-type="percentage">
            <text:p>81.50%</text:p>
          </table:table-cell>
          <table:table-cell table:formula="of:=AVERAGE([.D4:.I4])" office:value-type="float" office:value="0.7436" calcext:value-type="float">
            <text:p>74.36%</text:p>
          </table:table-cell>
        </table:table-row>
      </table:table>
      <table:table table:name="test_0078#2015_06_19_13_11_38_1434712298.2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6817" calcext:value-type="percentage">
            <text:p>68.1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758" calcext:value-type="percentage">
            <text:p>87.58%</text:p>
          </table:table-cell>
          <table:table-cell table:formula="of:=AVERAGE([.D2:.I2])" office:value-type="float" office:value="0.772366666666667" calcext:value-type="float">
            <text:p>77.24%</text:p>
          </table:table-cell>
        </table:table-row>
        <table:table-row table:style-name="ro1">
          <table:table-cell office:value-type="string" calcext:value-type="string">
            <text:p>run6_0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67" calcext:value-type="percentage">
            <text:p>17.67%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533" calcext:value-type="percentage">
            <text:p>25.33%</text:p>
          </table:table-cell>
          <table:table-cell table:formula="of:=AVERAGE([.D3:.I3])" office:value-type="float" office:value="0.22235" calcext:value-type="float">
            <text:p>22.24%</text:p>
          </table:table-cell>
        </table:table-row>
        <table:table-row table:style-name="ro1">
          <table:table-cell office:value-type="string" calcext:value-type="string">
            <text:p>run6_0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158" calcext:value-type="percentage">
            <text:p>61.58%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725" calcext:value-type="percentage">
            <text:p>77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float" office:value="0.735283333333333" calcext:value-type="float">
            <text:p>73.53%</text:p>
          </table:table-cell>
        </table:table-row>
      </table:table>
      <table:table table:name="test_0079#2015_06_19_13_39_21_1434713961.4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780566666666667" calcext:value-type="float">
            <text:p>78.06%</text:p>
          </table:table-cell>
        </table:table-row>
        <table:table-row table:style-name="ro1">
          <table:table-cell office:value-type="string" calcext:value-type="string">
            <text:p>run6_0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25" calcext:value-type="percentage">
            <text:p>19.25%</text:p>
          </table:table-cell>
          <table:table-cell office:value-type="percentage" office:value="0.2042" calcext:value-type="percentage">
            <text:p>20.42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17" calcext:value-type="percentage">
            <text:p>27.17%</text:p>
          </table:table-cell>
          <table:table-cell table:formula="of:=AVERAGE([.D3:.I3])" office:value-type="float" office:value="0.234466666666667" calcext:value-type="float">
            <text:p>23.45%</text:p>
          </table:table-cell>
        </table:table-row>
        <table:table-row table:style-name="ro1">
          <table:table-cell office:value-type="string" calcext:value-type="string">
            <text:p>run6_0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225" calcext:value-type="percentage">
            <text:p>62.25%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725" calcext:value-type="percentage">
            <text:p>77.25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142" calcext:value-type="percentage">
            <text:p>81.42%</text:p>
          </table:table-cell>
          <table:table-cell table:formula="of:=AVERAGE([.D4:.I4])" office:value-type="float" office:value="0.736516666666667" calcext:value-type="float">
            <text:p>73.65%</text:p>
          </table:table-cell>
        </table:table-row>
      </table:table>
      <table:table table:name="test_0080#2015_06_19_14_07_00_1434715620.5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77265" calcext:value-type="float">
            <text:p>77.27%</text:p>
          </table:table-cell>
        </table:table-row>
        <table:table-row table:style-name="ro1">
          <table:table-cell office:value-type="string" calcext:value-type="string">
            <text:p>run6_0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42" calcext:value-type="percentage">
            <text:p>17.42%</text:p>
          </table:table-cell>
          <table:table-cell office:value-type="percentage" office:value="0.1775" calcext:value-type="percentage">
            <text:p>17.75%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267" calcext:value-type="percentage">
            <text:p>22.67%</text:p>
          </table:table-cell>
          <table:table-cell table:formula="of:=AVERAGE([.D3:.I3])" office:value-type="float" office:value="0.204583333333333" calcext:value-type="float">
            <text:p>20.46%</text:p>
          </table:table-cell>
        </table:table-row>
        <table:table-row table:style-name="ro1">
          <table:table-cell office:value-type="string" calcext:value-type="string">
            <text:p>run6_0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175" calcext:value-type="percentage">
            <text:p>61.75%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" calcext:value-type="percentage">
            <text:p>81.00%</text:p>
          </table:table-cell>
          <table:table-cell table:formula="of:=AVERAGE([.D4:.I4])" office:value-type="float" office:value="0.730133333333333" calcext:value-type="float">
            <text:p>73.01%</text:p>
          </table:table-cell>
        </table:table-row>
      </table:table>
      <table:table table:name="test_0081#2015_06_19_14_34_47_1434717287.4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367" calcext:value-type="percentage">
            <text:p>63.67%</text:p>
          </table:table-cell>
          <table:table-cell office:value-type="percentage" office:value="0.6767" calcext:value-type="percentage">
            <text:p>67.67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517" calcext:value-type="percentage">
            <text:p>85.17%</text:p>
          </table:table-cell>
          <table:table-cell office:value-type="percentage" office:value="0.8725" calcext:value-type="percentage">
            <text:p>87.25%</text:p>
          </table:table-cell>
          <table:table-cell table:formula="of:=AVERAGE([.D2:.I2])" office:value-type="float" office:value="0.76975" calcext:value-type="float">
            <text:p>76.98%</text:p>
          </table:table-cell>
        </table:table-row>
        <table:table-row table:style-name="ro1">
          <table:table-cell office:value-type="string" calcext:value-type="string">
            <text:p>run6_0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08" calcext:value-type="percentage">
            <text:p>19.08%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517" calcext:value-type="percentage">
            <text:p>25.17%</text:p>
          </table:table-cell>
          <table:table-cell table:formula="of:=AVERAGE([.D3:.I3])" office:value-type="float" office:value="0.230283333333333" calcext:value-type="float">
            <text:p>23.03%</text:p>
          </table:table-cell>
        </table:table-row>
        <table:table-row table:style-name="ro1">
          <table:table-cell office:value-type="string" calcext:value-type="string">
            <text:p>run6_0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192" calcext:value-type="percentage">
            <text:p>81.92%</text:p>
          </table:table-cell>
          <table:table-cell table:formula="of:=AVERAGE([.D4:.I4])" office:value-type="float" office:value="0.7407" calcext:value-type="float">
            <text:p>74.07%</text:p>
          </table:table-cell>
        </table:table-row>
      </table:table>
      <table:table table:name="test_0082#2015_06_19_15_02_24_1434718944.6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158" calcext:value-type="percentage">
            <text:p>61.58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42" calcext:value-type="percentage">
            <text:p>80.42%</text:p>
          </table:table-cell>
          <table:table-cell office:value-type="percentage" office:value="0.8533" calcext:value-type="percentage">
            <text:p>85.33%</text:p>
          </table:table-cell>
          <table:table-cell office:value-type="percentage" office:value="0.8633" calcext:value-type="percentage">
            <text:p>86.33%</text:p>
          </table:table-cell>
          <table:table-cell table:formula="of:=AVERAGE([.D2:.I2])" office:value-type="float" office:value="0.755833333333333" calcext:value-type="float">
            <text:p>75.58%</text:p>
          </table:table-cell>
        </table:table-row>
        <table:table-row table:style-name="ro1">
          <table:table-cell office:value-type="string" calcext:value-type="string">
            <text:p>run6_0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583" calcext:value-type="percentage">
            <text:p>15.83%</text:p>
          </table:table-cell>
          <table:table-cell office:value-type="percentage" office:value="0.1708" calcext:value-type="percentage">
            <text:p>17.08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185" calcext:value-type="percentage">
            <text:p>18.50%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167" calcext:value-type="percentage">
            <text:p>21.67%</text:p>
          </table:table-cell>
          <table:table-cell table:formula="of:=AVERAGE([.D3:.I3])" office:value-type="float" office:value="0.18735" calcext:value-type="float">
            <text:p>18.74%</text:p>
          </table:table-cell>
        </table:table-row>
        <table:table-row table:style-name="ro1">
          <table:table-cell office:value-type="string" calcext:value-type="string">
            <text:p>run6_0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942" calcext:value-type="percentage">
            <text:p>59.42%</text:p>
          </table:table-cell>
          <table:table-cell office:value-type="percentage" office:value="0.6392" calcext:value-type="percentage">
            <text:p>63.92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967" calcext:value-type="percentage">
            <text:p>79.67%</text:p>
          </table:table-cell>
          <table:table-cell table:formula="of:=AVERAGE([.D4:.I4])" office:value-type="float" office:value="0.710983333333333" calcext:value-type="float">
            <text:p>71.10%</text:p>
          </table:table-cell>
        </table:table-row>
      </table:table>
      <table:table table:name="test_0083#2015_06_19_15_30_25_1434720625.3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655" calcext:value-type="percentage">
            <text:p>65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542" calcext:value-type="percentage">
            <text:p>85.42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float" office:value="0.755" calcext:value-type="float">
            <text:p>75.50%</text:p>
          </table:table-cell>
        </table:table-row>
        <table:table-row table:style-name="ro1">
          <table:table-cell office:value-type="string" calcext:value-type="string">
            <text:p>run6_0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692" calcext:value-type="percentage">
            <text:p>16.92%</text:p>
          </table:table-cell>
          <table:table-cell office:value-type="percentage" office:value="0.1783" calcext:value-type="percentage">
            <text:p>17.83%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417" calcext:value-type="percentage">
            <text:p>24.17%</text:p>
          </table:table-cell>
          <table:table-cell office:value-type="percentage" office:value="0.235" calcext:value-type="percentage">
            <text:p>23.50%</text:p>
          </table:table-cell>
          <table:table-cell table:formula="of:=AVERAGE([.D3:.I3])" office:value-type="float" office:value="0.20625" calcext:value-type="float">
            <text:p>20.63%</text:p>
          </table:table-cell>
        </table:table-row>
        <table:table-row table:style-name="ro1">
          <table:table-cell office:value-type="string" calcext:value-type="string">
            <text:p>run6_0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975" calcext:value-type="percentage">
            <text:p>59.75%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8092" calcext:value-type="percentage">
            <text:p>80.92%</text:p>
          </table:table-cell>
          <table:table-cell office:value-type="percentage" office:value="0.8067" calcext:value-type="percentage">
            <text:p>80.67%</text:p>
          </table:table-cell>
          <table:table-cell table:formula="of:=AVERAGE([.D4:.I4])" office:value-type="float" office:value="0.72375" calcext:value-type="float">
            <text:p>72.38%</text:p>
          </table:table-cell>
        </table:table-row>
      </table:table>
      <table:table table:name="test_0084#2015_06_19_15_58_21_1434722301.6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025" calcext:value-type="percentage">
            <text:p>60.25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675" calcext:value-type="percentage">
            <text:p>86.75%</text:p>
          </table:table-cell>
          <table:table-cell table:formula="of:=AVERAGE([.D2:.I2])" office:value-type="float" office:value="0.755016666666667" calcext:value-type="float">
            <text:p>75.50%</text:p>
          </table:table-cell>
        </table:table-row>
        <table:table-row table:style-name="ro1">
          <table:table-cell office:value-type="string" calcext:value-type="string">
            <text:p>run6_0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608" calcext:value-type="percentage">
            <text:p>16.08%</text:p>
          </table:table-cell>
          <table:table-cell office:value-type="percentage" office:value="0.175" calcext:value-type="percentage">
            <text:p>17.50%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517" calcext:value-type="percentage">
            <text:p>25.17%</text:p>
          </table:table-cell>
          <table:table-cell table:formula="of:=AVERAGE([.D3:.I3])" office:value-type="float" office:value="0.205" calcext:value-type="float">
            <text:p>20.50%</text:p>
          </table:table-cell>
        </table:table-row>
        <table:table-row table:style-name="ro1">
          <table:table-cell office:value-type="string" calcext:value-type="string">
            <text:p>run6_0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958" calcext:value-type="percentage">
            <text:p>59.58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" calcext:value-type="percentage">
            <text:p>80.00%</text:p>
          </table:table-cell>
          <table:table-cell table:formula="of:=AVERAGE([.D4:.I4])" office:value-type="float" office:value="0.717483333333333" calcext:value-type="float">
            <text:p>71.75%</text:p>
          </table:table-cell>
        </table:table-row>
      </table:table>
      <table:table table:name="test_0085#2015_06_19_16_26_03_1434723963.6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025" calcext:value-type="percentage">
            <text:p>60.25%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492" calcext:value-type="percentage">
            <text:p>84.92%</text:p>
          </table:table-cell>
          <table:table-cell office:value-type="percentage" office:value="0.875" calcext:value-type="percentage">
            <text:p>87.50%</text:p>
          </table:table-cell>
          <table:table-cell table:formula="of:=AVERAGE([.D2:.I2])" office:value-type="float" office:value="0.746683333333333" calcext:value-type="float">
            <text:p>74.67%</text:p>
          </table:table-cell>
        </table:table-row>
        <table:table-row table:style-name="ro1">
          <table:table-cell office:value-type="string" calcext:value-type="string">
            <text:p>run6_0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25" calcext:value-type="percentage">
            <text:p>17.25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583" calcext:value-type="percentage">
            <text:p>25.83%</text:p>
          </table:table-cell>
          <table:table-cell table:formula="of:=AVERAGE([.D3:.I3])" office:value-type="float" office:value="0.214433333333333" calcext:value-type="float">
            <text:p>21.44%</text:p>
          </table:table-cell>
        </table:table-row>
        <table:table-row table:style-name="ro1">
          <table:table-cell office:value-type="string" calcext:value-type="string">
            <text:p>run6_0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742" calcext:value-type="percentage">
            <text:p>57.42%</text:p>
          </table:table-cell>
          <table:table-cell office:value-type="percentage" office:value="0.6392" calcext:value-type="percentage">
            <text:p>63.92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05" calcext:value-type="percentage">
            <text:p>80.50%</text:p>
          </table:table-cell>
          <table:table-cell table:formula="of:=AVERAGE([.D4:.I4])" office:value-type="float" office:value="0.71445" calcext:value-type="float">
            <text:p>71.45%</text:p>
          </table:table-cell>
        </table:table-row>
      </table:table>
      <table:table table:name="test_0086#2015_06_19_16_53_52_1434725632.8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858" calcext:value-type="percentage">
            <text:p>58.58%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692" calcext:value-type="percentage">
            <text:p>86.92%</text:p>
          </table:table-cell>
          <table:table-cell table:formula="of:=AVERAGE([.D2:.I2])" office:value-type="float" office:value="0.739733333333333" calcext:value-type="float">
            <text:p>73.97%</text:p>
          </table:table-cell>
        </table:table-row>
        <table:table-row table:style-name="ro1">
          <table:table-cell office:value-type="string" calcext:value-type="string">
            <text:p>run6_0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567" calcext:value-type="percentage">
            <text:p>15.67%</text:p>
          </table:table-cell>
          <table:table-cell office:value-type="percentage" office:value="0.1692" calcext:value-type="percentage">
            <text:p>16.92%</text:p>
          </table:table-cell>
          <table:table-cell office:value-type="percentage" office:value="0.1883" calcext:value-type="percentage">
            <text:p>18.83%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392" calcext:value-type="percentage">
            <text:p>23.92%</text:p>
          </table:table-cell>
          <table:table-cell table:formula="of:=AVERAGE([.D3:.I3])" office:value-type="float" office:value="0.200283333333333" calcext:value-type="float">
            <text:p>20.03%</text:p>
          </table:table-cell>
        </table:table-row>
        <table:table-row table:style-name="ro1">
          <table:table-cell office:value-type="string" calcext:value-type="string">
            <text:p>run6_0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633" calcext:value-type="percentage">
            <text:p>56.33%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6892" calcext:value-type="percentage">
            <text:p>68.92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942" calcext:value-type="percentage">
            <text:p>79.42%</text:p>
          </table:table-cell>
          <table:table-cell table:formula="of:=AVERAGE([.D4:.I4])" office:value-type="float" office:value="0.70015" calcext:value-type="float">
            <text:p>70.02%</text:p>
          </table:table-cell>
        </table:table-row>
      </table:table>
      <table:table table:name="test_0087#2015_06_19_17_21_45_1434727305.9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867" calcext:value-type="percentage">
            <text:p>58.67%</text:p>
          </table:table-cell>
          <table:table-cell office:value-type="percentage" office:value="0.6292" calcext:value-type="percentage">
            <text:p>62.9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633" calcext:value-type="percentage">
            <text:p>86.33%</text:p>
          </table:table-cell>
          <table:table-cell table:formula="of:=AVERAGE([.D2:.I2])" office:value-type="float" office:value="0.73515" calcext:value-type="float">
            <text:p>73.52%</text:p>
          </table:table-cell>
        </table:table-row>
        <table:table-row table:style-name="ro1">
          <table:table-cell office:value-type="string" calcext:value-type="string">
            <text:p>run6_0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492" calcext:value-type="percentage">
            <text:p>14.92%</text:p>
          </table:table-cell>
          <table:table-cell office:value-type="percentage" office:value="0.155" calcext:value-type="percentage">
            <text:p>15.50%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1992" calcext:value-type="percentage">
            <text:p>19.92%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167" calcext:value-type="percentage">
            <text:p>21.67%</text:p>
          </table:table-cell>
          <table:table-cell table:formula="of:=AVERAGE([.D3:.I3])" office:value-type="float" office:value="0.185983333333333" calcext:value-type="float">
            <text:p>18.60%</text:p>
          </table:table-cell>
        </table:table-row>
        <table:table-row table:style-name="ro1">
          <table:table-cell office:value-type="string" calcext:value-type="string">
            <text:p>run6_0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708" calcext:value-type="percentage">
            <text:p>57.08%</text:p>
          </table:table-cell>
          <table:table-cell office:value-type="percentage" office:value="0.6342" calcext:value-type="percentage">
            <text:p>63.42%</text:p>
          </table:table-cell>
          <table:table-cell office:value-type="percentage" office:value="0.695" calcext:value-type="percentage">
            <text:p>69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042" calcext:value-type="percentage">
            <text:p>80.42%</text:p>
          </table:table-cell>
          <table:table-cell table:formula="of:=AVERAGE([.D4:.I4])" office:value-type="float" office:value="0.70835" calcext:value-type="float">
            <text:p>70.84%</text:p>
          </table:table-cell>
        </table:table-row>
      </table:table>
      <table:table table:name="test_0088#2015_06_19_17_49_33_1434728973.4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483" calcext:value-type="percentage">
            <text:p>54.83%</text:p>
          </table:table-cell>
          <table:table-cell office:value-type="percentage" office:value="0.595" calcext:value-type="percentage">
            <text:p>59.5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542" calcext:value-type="percentage">
            <text:p>85.42%</text:p>
          </table:table-cell>
          <table:table-cell table:formula="of:=AVERAGE([.D2:.I2])" office:value-type="float" office:value="0.710833333333333" calcext:value-type="float">
            <text:p>71.08%</text:p>
          </table:table-cell>
        </table:table-row>
        <table:table-row table:style-name="ro1">
          <table:table-cell office:value-type="string" calcext:value-type="string">
            <text:p>run6_0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55" calcext:value-type="percentage">
            <text:p>15.50%</text:p>
          </table:table-cell>
          <table:table-cell office:value-type="percentage" office:value="0.1583" calcext:value-type="percentage">
            <text:p>15.83%</text:p>
          </table:table-cell>
          <table:table-cell office:value-type="percentage" office:value="0.1858" calcext:value-type="percentage">
            <text:p>18.58%</text:p>
          </table:table-cell>
          <table:table-cell office:value-type="percentage" office:value="0.1967" calcext:value-type="percentage">
            <text:p>19.6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475" calcext:value-type="percentage">
            <text:p>24.75%</text:p>
          </table:table-cell>
          <table:table-cell table:formula="of:=AVERAGE([.D3:.I3])" office:value-type="float" office:value="0.1961" calcext:value-type="float">
            <text:p>19.61%</text:p>
          </table:table-cell>
        </table:table-row>
        <table:table-row table:style-name="ro1">
          <table:table-cell office:value-type="string" calcext:value-type="string">
            <text:p>run6_0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642" calcext:value-type="percentage">
            <text:p>56.42%</text:p>
          </table:table-cell>
          <table:table-cell office:value-type="percentage" office:value="0.5983" calcext:value-type="percentage">
            <text:p>59.83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067" calcext:value-type="percentage">
            <text:p>80.67%</text:p>
          </table:table-cell>
          <table:table-cell table:formula="of:=AVERAGE([.D4:.I4])" office:value-type="float" office:value="0.698466666666667" calcext:value-type="float">
            <text:p>69.85%</text:p>
          </table:table-cell>
        </table:table-row>
      </table:table>
      <table:table table:name="test_0089#2015_06_19_18_17_22_1434730642.9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475" calcext:value-type="percentage">
            <text:p>54.75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45" calcext:value-type="percentage">
            <text:p>84.50%</text:p>
          </table:table-cell>
          <table:table-cell table:formula="of:=AVERAGE([.D2:.I2])" office:value-type="float" office:value="0.705966666666667" calcext:value-type="float">
            <text:p>70.60%</text:p>
          </table:table-cell>
        </table:table-row>
        <table:table-row table:style-name="ro1">
          <table:table-cell office:value-type="string" calcext:value-type="string">
            <text:p>run6_0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467" calcext:value-type="percentage">
            <text:p>14.67%</text:p>
          </table:table-cell>
          <table:table-cell office:value-type="percentage" office:value="0.1508" calcext:value-type="percentage">
            <text:p>15.08%</text:p>
          </table:table-cell>
          <table:table-cell office:value-type="percentage" office:value="0.1733" calcext:value-type="percentage">
            <text:p>17.33%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25" calcext:value-type="percentage">
            <text:p>22.25%</text:p>
          </table:table-cell>
          <table:table-cell table:formula="of:=AVERAGE([.D3:.I3])" office:value-type="float" office:value="0.1807" calcext:value-type="float">
            <text:p>18.07%</text:p>
          </table:table-cell>
        </table:table-row>
        <table:table-row table:style-name="ro1">
          <table:table-cell office:value-type="string" calcext:value-type="string">
            <text:p>run6_0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605" calcext:value-type="percentage">
            <text:p>60.50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05" calcext:value-type="percentage">
            <text:p>80.50%</text:p>
          </table:table-cell>
          <table:table-cell table:formula="of:=AVERAGE([.D4:.I4])" office:value-type="float" office:value="0.699183333333333" calcext:value-type="float">
            <text:p>69.92%</text:p>
          </table:table-cell>
        </table:table-row>
      </table:table>
      <table:table table:name="test_0090#2015_06_19_18_45_07_1434732307.2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0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5275" calcext:value-type="percentage">
            <text:p>52.75%</text:p>
          </table:table-cell>
          <table:table-cell office:value-type="percentage" office:value="0.5425" calcext:value-type="percentage">
            <text:p>54.25%</text:p>
          </table:table-cell>
          <table:table-cell office:value-type="percentage" office:value="0.6492" calcext:value-type="percentage">
            <text:p>64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425" calcext:value-type="percentage">
            <text:p>84.25%</text:p>
          </table:table-cell>
          <table:table-cell table:formula="of:=AVERAGE([.D2:.I2])" office:value-type="float" office:value="0.6864" calcext:value-type="float">
            <text:p>68.64%</text:p>
          </table:table-cell>
        </table:table-row>
        <table:table-row table:style-name="ro1">
          <table:table-cell office:value-type="string" calcext:value-type="string">
            <text:p>run6_0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742" calcext:value-type="percentage">
            <text:p>17.42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float" office:value="0.206666666666667" calcext:value-type="float">
            <text:p>20.67%</text:p>
          </table:table-cell>
        </table:table-row>
        <table:table-row table:style-name="ro1">
          <table:table-cell office:value-type="string" calcext:value-type="string">
            <text:p>run6_0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5558" calcext:value-type="percentage">
            <text:p>55.58%</text:p>
          </table:table-cell>
          <table:table-cell office:value-type="percentage" office:value="0.5908" calcext:value-type="percentage">
            <text:p>59.08%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7908" calcext:value-type="percentage">
            <text:p>79.08%</text:p>
          </table:table-cell>
          <table:table-cell table:formula="of:=AVERAGE([.D4:.I4])" office:value-type="float" office:value="0.690116666666667" calcext:value-type="float">
            <text:p>69.01%</text:p>
          </table:table-cell>
        </table:table-row>
      </table:table>
      <table:table table:name="test_0091#2015_06_19_19_12_43_1434733963.3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08" calcext:value-type="percentage">
            <text:p>72.0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4016666666667" calcext:value-type="float">
            <text:p>81.40%</text:p>
          </table:table-cell>
        </table:table-row>
        <table:table-row table:style-name="ro1">
          <table:table-cell office:value-type="string" calcext:value-type="string">
            <text:p>run8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92" calcext:value-type="percentage">
            <text:p>26.92%</text:p>
          </table:table-cell>
          <table:table-cell table:number-columns-repeated="2" office:value-type="percentage" office:value="0.2908" calcext:value-type="percentage">
            <text:p>29.08%</text:p>
          </table:table-cell>
          <table:table-cell table:formula="of:=AVERAGE([.D3:.I3])" office:value-type="float" office:value="0.259016666666667" calcext:value-type="float">
            <text:p>25.90%</text:p>
          </table:table-cell>
        </table:table-row>
        <table:table-row table:style-name="ro1">
          <table:table-cell office:value-type="string" calcext:value-type="string">
            <text:p>run8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092#2015_06_19_19_40_27_1434735627.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2" calcext:value-type="float">
            <text:p>81.32%</text:p>
          </table:table-cell>
        </table:table-row>
        <table:table-row table:style-name="ro1">
          <table:table-cell office:value-type="string" calcext:value-type="string">
            <text:p>run8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08" calcext:value-type="percentage">
            <text:p>23.08%</text:p>
          </table:table-cell>
          <table:table-cell table:number-columns-repeated="2" office:value-type="percentage" office:value="0.2667" calcext:value-type="percentage">
            <text:p>26.6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59716666666667" calcext:value-type="float">
            <text:p>25.97%</text:p>
          </table:table-cell>
        </table:table-row>
        <table:table-row table:style-name="ro1">
          <table:table-cell office:value-type="string" calcext:value-type="string">
            <text:p>run8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093#2015_06_19_20_08_16_1434737296.3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2" calcext:value-type="float">
            <text:p>81.32%</text:p>
          </table:table-cell>
        </table:table-row>
        <table:table-row table:style-name="ro1">
          <table:table-cell office:value-type="string" calcext:value-type="string">
            <text:p>run8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735" calcext:value-type="float">
            <text:p>25.74%</text:p>
          </table:table-cell>
        </table:table-row>
        <table:table-row table:style-name="ro1">
          <table:table-cell office:value-type="string" calcext:value-type="string">
            <text:p>run8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783333333333" calcext:value-type="float">
            <text:p>76.68%</text:p>
          </table:table-cell>
        </table:table-row>
      </table:table>
      <table:table table:name="test_0094#2015_06_19_20_36_07_1434738967.0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05" calcext:value-type="float">
            <text:p>81.31%</text:p>
          </table:table-cell>
        </table:table-row>
        <table:table-row table:style-name="ro1">
          <table:table-cell office:value-type="string" calcext:value-type="string">
            <text:p>run8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75" calcext:value-type="percentage">
            <text:p>29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62616666666667" calcext:value-type="float">
            <text:p>26.26%</text:p>
          </table:table-cell>
        </table:table-row>
        <table:table-row table:style-name="ro1">
          <table:table-cell office:value-type="string" calcext:value-type="string">
            <text:p>run8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083333333333" calcext:value-type="float">
            <text:p>76.71%</text:p>
          </table:table-cell>
        </table:table-row>
      </table:table>
      <table:table table:name="test_0095#2015_06_19_21_03_55_1434740635.8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085" calcext:value-type="float">
            <text:p>81.09%</text:p>
          </table:table-cell>
        </table:table-row>
        <table:table-row table:style-name="ro1">
          <table:table-cell office:value-type="string" calcext:value-type="string">
            <text:p>run8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table:number-columns-repeated="2" office:value-type="percentage" office:value="0.2675" calcext:value-type="percentage">
            <text:p>26.75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float" office:value="0.260966666666667" calcext:value-type="float">
            <text:p>26.10%</text:p>
          </table:table-cell>
        </table:table-row>
        <table:table-row table:style-name="ro1">
          <table:table-cell office:value-type="string" calcext:value-type="string">
            <text:p>run8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8183333333333" calcext:value-type="float">
            <text:p>76.82%</text:p>
          </table:table-cell>
        </table:table-row>
      </table:table>
      <table:table table:name="test_0096#2015_06_19_21_31_43_1434742303.1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4866666666667" calcext:value-type="float">
            <text:p>81.49%</text:p>
          </table:table-cell>
        </table:table-row>
        <table:table-row table:style-name="ro1">
          <table:table-cell office:value-type="string" calcext:value-type="string">
            <text:p>run8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float" office:value="0.25845" calcext:value-type="float">
            <text:p>25.85%</text:p>
          </table:table-cell>
        </table:table-row>
        <table:table-row table:style-name="ro1">
          <table:table-cell office:value-type="string" calcext:value-type="string">
            <text:p>run8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_0097#2015_06_19_21_59_37_1434743977.7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4016666666667" calcext:value-type="float">
            <text:p>81.40%</text:p>
          </table:table-cell>
        </table:table-row>
        <table:table-row table:style-name="ro1">
          <table:table-cell office:value-type="string" calcext:value-type="string">
            <text:p>run8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308" calcext:value-type="percentage">
            <text:p>23.08%</text:p>
          </table:table-cell>
          <table:table-cell table:number-columns-repeated="2" office:value-type="percentage" office:value="0.2667" calcext:value-type="percentage">
            <text:p>26.67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60833333333333" calcext:value-type="float">
            <text:p>26.08%</text:p>
          </table:table-cell>
        </table:table-row>
        <table:table-row table:style-name="ro1">
          <table:table-cell office:value-type="string" calcext:value-type="string">
            <text:p>run8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6383333333333" calcext:value-type="float">
            <text:p>76.64%</text:p>
          </table:table-cell>
        </table:table-row>
      </table:table>
      <table:table table:name="test_0098#2015_06_19_22_27_41_1434745661.4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1666666666667" calcext:value-type="float">
            <text:p>81.17%</text:p>
          </table:table-cell>
        </table:table-row>
        <table:table-row table:style-name="ro1">
          <table:table-cell office:value-type="string" calcext:value-type="string">
            <text:p>run8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60133333333333" calcext:value-type="float">
            <text:p>26.01%</text:p>
          </table:table-cell>
        </table:table-row>
        <table:table-row table:style-name="ro1">
          <table:table-cell office:value-type="string" calcext:value-type="string">
            <text:p>run8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805" calcext:value-type="float">
            <text:p>76.81%</text:p>
          </table:table-cell>
        </table:table-row>
      </table:table>
      <table:table table:name="test_0099#2015_06_19_22_55_35_1434747335.9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66666666667" calcext:value-type="float">
            <text:p>81.28%</text:p>
          </table:table-cell>
        </table:table-row>
        <table:table-row table:style-name="ro1">
          <table:table-cell office:value-type="string" calcext:value-type="string">
            <text:p>run8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75" calcext:value-type="percentage">
            <text:p>28.75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8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float" office:value="0.767233333333333" calcext:value-type="float">
            <text:p>76.72%</text:p>
          </table:table-cell>
        </table:table-row>
      </table:table>
      <table:table table:name="test_0100#2015_06_19_23_23_27_1434749007.4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1116666666667" calcext:value-type="float">
            <text:p>81.11%</text:p>
          </table:table-cell>
        </table:table-row>
        <table:table-row table:style-name="ro1">
          <table:table-cell office:value-type="string" calcext:value-type="string">
            <text:p>run8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83" calcext:value-type="percentage">
            <text:p>22.83%</text:p>
          </table:table-cell>
          <table:table-cell table:number-columns-repeated="2" office:value-type="percentage" office:value="0.2675" calcext:value-type="percentage">
            <text:p>26.75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8616666666667" calcext:value-type="float">
            <text:p>25.86%</text:p>
          </table:table-cell>
        </table:table-row>
        <table:table-row table:style-name="ro1">
          <table:table-cell office:value-type="string" calcext:value-type="string">
            <text:p>run8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_0101#2015_06_19_23_51_13_1434750673.7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132" calcext:value-type="float">
            <text:p>81.32%</text:p>
          </table:table-cell>
        </table:table-row>
        <table:table-row table:style-name="ro1">
          <table:table-cell office:value-type="string" calcext:value-type="string">
            <text:p>run8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607" calcext:value-type="float">
            <text:p>26.07%</text:p>
          </table:table-cell>
        </table:table-row>
        <table:table-row table:style-name="ro1">
          <table:table-cell office:value-type="string" calcext:value-type="string">
            <text:p>run8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9166666666667" calcext:value-type="float">
            <text:p>76.92%</text:p>
          </table:table-cell>
        </table:table-row>
      </table:table>
      <table:table table:name="test_0102#2015_06_20_00_19_03_1434752343.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35" calcext:value-type="float">
            <text:p>81.24%</text:p>
          </table:table-cell>
        </table:table-row>
        <table:table-row table:style-name="ro1">
          <table:table-cell office:value-type="string" calcext:value-type="string">
            <text:p>run8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08" calcext:value-type="percentage">
            <text:p>28.08%</text:p>
          </table:table-cell>
          <table:table-cell table:formula="of:=AVERAGE([.D3:.I3])" office:value-type="float" office:value="0.255666666666667" calcext:value-type="float">
            <text:p>25.57%</text:p>
          </table:table-cell>
        </table:table-row>
        <table:table-row table:style-name="ro1">
          <table:table-cell office:value-type="string" calcext:value-type="string">
            <text:p>run8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765" calcext:value-type="float">
            <text:p>76.77%</text:p>
          </table:table-cell>
        </table:table-row>
      </table:table>
      <table:table table:name="test_0103#2015_06_20_00_46_56_1434754016.6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2216666666667" calcext:value-type="float">
            <text:p>81.22%</text:p>
          </table:table-cell>
        </table:table-row>
        <table:table-row table:style-name="ro1">
          <table:table-cell office:value-type="string" calcext:value-type="string">
            <text:p>run8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305" calcext:value-type="percentage">
            <text:p>30.50%</text:p>
          </table:table-cell>
          <table:table-cell office:value-type="percentage" office:value="0.2983" calcext:value-type="percentage">
            <text:p>29.83%</text:p>
          </table:table-cell>
          <table:table-cell table:formula="of:=AVERAGE([.D3:.I3])" office:value-type="float" office:value="0.265833333333333" calcext:value-type="float">
            <text:p>26.58%</text:p>
          </table:table-cell>
        </table:table-row>
        <table:table-row table:style-name="ro1">
          <table:table-cell office:value-type="string" calcext:value-type="string">
            <text:p>run8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7216666666667" calcext:value-type="float">
            <text:p>76.72%</text:p>
          </table:table-cell>
        </table:table-row>
      </table:table>
      <table:table table:name="test_0104#2015_06_20_01_14_44_1434755684.1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3466666666667" calcext:value-type="float">
            <text:p>81.35%</text:p>
          </table:table-cell>
        </table:table-row>
        <table:table-row table:style-name="ro1">
          <table:table-cell office:value-type="string" calcext:value-type="string">
            <text:p>run8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60683333333333" calcext:value-type="float">
            <text:p>26.07%</text:p>
          </table:table-cell>
        </table:table-row>
        <table:table-row table:style-name="ro1">
          <table:table-cell office:value-type="string" calcext:value-type="string">
            <text:p>run8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366666666667" calcext:value-type="float">
            <text:p>76.74%</text:p>
          </table:table-cell>
        </table:table-row>
      </table:table>
      <table:table table:name="test_0105#2015_06_20_01_42_29_1434757349.1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0983333333333" calcext:value-type="float">
            <text:p>81.10%</text:p>
          </table:table-cell>
        </table:table-row>
        <table:table-row table:style-name="ro1">
          <table:table-cell office:value-type="string" calcext:value-type="string">
            <text:p>run8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float" office:value="0.2568" calcext:value-type="float">
            <text:p>25.68%</text:p>
          </table:table-cell>
        </table:table-row>
        <table:table-row table:style-name="ro1">
          <table:table-cell office:value-type="string" calcext:value-type="string">
            <text:p>run8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95" calcext:value-type="float">
            <text:p>76.70%</text:p>
          </table:table-cell>
        </table:table-row>
      </table:table>
      <table:table table:name="test_0106#2015_06_20_02_10_30_1434759030.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1933333333333" calcext:value-type="float">
            <text:p>81.19%</text:p>
          </table:table-cell>
        </table:table-row>
        <table:table-row table:style-name="ro1">
          <table:table-cell office:value-type="string" calcext:value-type="string">
            <text:p>run8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float" office:value="0.259183333333333" calcext:value-type="float">
            <text:p>25.92%</text:p>
          </table:table-cell>
        </table:table-row>
        <table:table-row table:style-name="ro1">
          <table:table-cell office:value-type="string" calcext:value-type="string">
            <text:p>run8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8733333333333" calcext:value-type="float">
            <text:p>76.87%</text:p>
          </table:table-cell>
        </table:table-row>
      </table:table>
      <table:table table:name="test_0107#2015_06_20_02_38_23_1434760703.7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6" calcext:value-type="float">
            <text:p>81.36%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float" office:value="0.258616666666667" calcext:value-type="float">
            <text:p>25.86%</text:p>
          </table:table-cell>
        </table:table-row>
        <table:table-row table:style-name="ro1">
          <table:table-cell office:value-type="string" calcext:value-type="string">
            <text:p>run8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_0108#2015_06_20_03_06_16_1434762376.5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2633333333333" calcext:value-type="float">
            <text:p>81.26%</text:p>
          </table:table-cell>
        </table:table-row>
        <table:table-row table:style-name="ro1">
          <table:table-cell office:value-type="string" calcext:value-type="string">
            <text:p>run8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95" calcext:value-type="percentage">
            <text:p>29.50%</text:p>
          </table:table-cell>
          <table:table-cell table:formula="of:=AVERAGE([.D3:.I3])" office:value-type="float" office:value="0.262366666666667" calcext:value-type="float">
            <text:p>26.24%</text:p>
          </table:table-cell>
        </table:table-row>
        <table:table-row table:style-name="ro1">
          <table:table-cell office:value-type="string" calcext:value-type="string">
            <text:p>run8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6666666666667" calcext:value-type="float">
            <text:p>76.67%</text:p>
          </table:table-cell>
        </table:table-row>
      </table:table>
      <table:table table:name="test_0109#2015_06_20_03_34_04_1434764044.7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13466666666667" calcext:value-type="float">
            <text:p>81.35%</text:p>
          </table:table-cell>
        </table:table-row>
        <table:table-row table:style-name="ro1">
          <table:table-cell office:value-type="string" calcext:value-type="string">
            <text:p>run8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9283333333333" calcext:value-type="float">
            <text:p>25.93%</text:p>
          </table:table-cell>
        </table:table-row>
        <table:table-row table:style-name="ro1">
          <table:table-cell office:value-type="string" calcext:value-type="string">
            <text:p>run8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6666666666667" calcext:value-type="float">
            <text:p>76.67%</text:p>
          </table:table-cell>
        </table:table-row>
      </table:table>
      <table:table table:name="test_0110#2015_06_20_04_01_55_1434765715.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195" calcext:value-type="float">
            <text:p>81.20%</text:p>
          </table:table-cell>
        </table:table-row>
        <table:table-row table:style-name="ro1">
          <table:table-cell office:value-type="string" calcext:value-type="string">
            <text:p>run8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25" calcext:value-type="percentage">
            <text:p>23.25%</text:p>
          </table:table-cell>
          <table:table-cell table:number-columns-repeated="2" office:value-type="percentage" office:value="0.2683" calcext:value-type="percentage">
            <text:p>26.83%</text:p>
          </table:table-cell>
          <table:table-cell table:number-columns-repeated="2" office:value-type="percentage" office:value="0.2908" calcext:value-type="percentage">
            <text:p>29.08%</text:p>
          </table:table-cell>
          <table:table-cell table:formula="of:=AVERAGE([.D3:.I3])" office:value-type="float" office:value="0.2604" calcext:value-type="float">
            <text:p>26.04%</text:p>
          </table:table-cell>
        </table:table-row>
        <table:table-row table:style-name="ro1">
          <table:table-cell office:value-type="string" calcext:value-type="string">
            <text:p>run8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85" calcext:value-type="float">
            <text:p>76.85%</text:p>
          </table:table-cell>
        </table:table-row>
      </table:table>
      <table:table table:name="test_0111#2015_06_20_04_29_44_1434767384.5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07" calcext:value-type="float">
            <text:p>81.07%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618" calcext:value-type="float">
            <text:p>26.18%</text:p>
          </table:table-cell>
        </table:table-row>
        <table:table-row table:style-name="ro1">
          <table:table-cell office:value-type="string" calcext:value-type="string">
            <text:p>run8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12#2015_06_20_04_57_42_1434769062.1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5" calcext:value-type="float">
            <text:p>81.25%</text:p>
          </table:table-cell>
        </table:table-row>
        <table:table-row table:style-name="ro1">
          <table:table-cell office:value-type="string" calcext:value-type="string">
            <text:p>run8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992" calcext:value-type="percentage">
            <text:p>29.92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float" office:value="0.2639" calcext:value-type="float">
            <text:p>26.39%</text:p>
          </table:table-cell>
        </table:table-row>
        <table:table-row table:style-name="ro1">
          <table:table-cell office:value-type="string" calcext:value-type="string">
            <text:p>run8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13#2015_06_20_05_25_34_1434770734.0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75" calcext:value-type="float">
            <text:p>81.38%</text:p>
          </table:table-cell>
        </table:table-row>
        <table:table-row table:style-name="ro1">
          <table:table-cell office:value-type="string" calcext:value-type="string">
            <text:p>run8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83" calcext:value-type="percentage">
            <text:p>22.83%</text:p>
          </table:table-cell>
          <table:table-cell table:number-columns-repeated="2" office:value-type="percentage" office:value="0.2683" calcext:value-type="percentage">
            <text:p>26.83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float" office:value="0.2611" calcext:value-type="float">
            <text:p>26.11%</text:p>
          </table:table-cell>
        </table:table-row>
        <table:table-row table:style-name="ro1">
          <table:table-cell office:value-type="string" calcext:value-type="string">
            <text:p>run8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916666666667" calcext:value-type="float">
            <text:p>76.79%</text:p>
          </table:table-cell>
        </table:table-row>
      </table:table>
      <table:table table:name="test_0114#2015_06_20_05_53_29_1434772409.6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1085" calcext:value-type="float">
            <text:p>81.09%</text:p>
          </table:table-cell>
        </table:table-row>
        <table:table-row table:style-name="ro1">
          <table:table-cell office:value-type="string" calcext:value-type="string">
            <text:p>run8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float" office:value="0.2586" calcext:value-type="float">
            <text:p>25.86%</text:p>
          </table:table-cell>
        </table:table-row>
        <table:table-row table:style-name="ro1">
          <table:table-cell office:value-type="string" calcext:value-type="string">
            <text:p>run8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89" calcext:value-type="float">
            <text:p>76.89%</text:p>
          </table:table-cell>
        </table:table-row>
      </table:table>
      <table:table table:name="test_0115#2015_06_20_06_21_16_1434774076.0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6" calcext:value-type="float">
            <text:p>81.36%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float" office:value="0.258483333333333" calcext:value-type="float">
            <text:p>25.85%</text:p>
          </table:table-cell>
        </table:table-row>
        <table:table-row table:style-name="ro1">
          <table:table-cell office:value-type="string" calcext:value-type="string">
            <text:p>run8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916666666667" calcext:value-type="float">
            <text:p>76.79%</text:p>
          </table:table-cell>
        </table:table-row>
      </table:table>
      <table:table table:name="test_0116#2015_06_20_06_49_03_1434775743.2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1666666666667" calcext:value-type="float">
            <text:p>81.17%</text:p>
          </table:table-cell>
        </table:table-row>
        <table:table-row table:style-name="ro1">
          <table:table-cell office:value-type="string" calcext:value-type="string">
            <text:p>run8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float" office:value="0.257216666666667" calcext:value-type="float">
            <text:p>25.72%</text:p>
          </table:table-cell>
        </table:table-row>
        <table:table-row table:style-name="ro1">
          <table:table-cell office:value-type="string" calcext:value-type="string">
            <text:p>run8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9583333333333" calcext:value-type="float">
            <text:p>76.96%</text:p>
          </table:table-cell>
        </table:table-row>
      </table:table>
      <table:table table:name="test_0117#2015_06_20_07_16_55_1434777415.0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float" office:value="0.810683333333333" calcext:value-type="float">
            <text:p>81.07%</text:p>
          </table:table-cell>
        </table:table-row>
        <table:table-row table:style-name="ro1">
          <table:table-cell office:value-type="string" calcext:value-type="string">
            <text:p>run8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958" calcext:value-type="percentage">
            <text:p>29.58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float" office:value="0.258866666666667" calcext:value-type="float">
            <text:p>25.89%</text:p>
          </table:table-cell>
        </table:table-row>
        <table:table-row table:style-name="ro1">
          <table:table-cell office:value-type="string" calcext:value-type="string">
            <text:p>run8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57" calcext:value-type="float">
            <text:p>76.57%</text:p>
          </table:table-cell>
        </table:table-row>
      </table:table>
      <table:table table:name="test_0118#2015_06_20_07_44_54_1434779094.2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1783333333334" calcext:value-type="float">
            <text:p>81.18%</text:p>
          </table:table-cell>
        </table:table-row>
        <table:table-row table:style-name="ro1">
          <table:table-cell office:value-type="string" calcext:value-type="string">
            <text:p>run8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42" calcext:value-type="percentage">
            <text:p>20.42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42" calcext:value-type="percentage">
            <text:p>28.42%</text:p>
          </table:table-cell>
          <table:table-cell office:value-type="percentage" office:value="0.2792" calcext:value-type="percentage">
            <text:p>27.92%</text:p>
          </table:table-cell>
          <table:table-cell table:formula="of:=AVERAGE([.D3:.I3])" office:value-type="float" office:value="0.2514" calcext:value-type="float">
            <text:p>25.14%</text:p>
          </table:table-cell>
        </table:table-row>
        <table:table-row table:style-name="ro1">
          <table:table-cell office:value-type="string" calcext:value-type="string">
            <text:p>run8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6816666666667" calcext:value-type="float">
            <text:p>76.68%</text:p>
          </table:table-cell>
        </table:table-row>
      </table:table>
      <table:table table:name="test_0119#2015_06_20_08_13_22_1434780802.6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2083333333333" calcext:value-type="float">
            <text:p>81.21%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611" calcext:value-type="float">
            <text:p>26.11%</text:p>
          </table:table-cell>
        </table:table-row>
        <table:table-row table:style-name="ro1">
          <table:table-cell office:value-type="string" calcext:value-type="string">
            <text:p>run8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71" calcext:value-type="float">
            <text:p>76.71%</text:p>
          </table:table-cell>
        </table:table-row>
      </table:table>
      <table:table table:name="test_0120#2015_06_20_08_41_10_1434782470.7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125" calcext:value-type="float">
            <text:p>81.13%</text:p>
          </table:table-cell>
        </table:table-row>
        <table:table-row table:style-name="ro1">
          <table:table-cell office:value-type="string" calcext:value-type="string">
            <text:p>run8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5" calcext:value-type="percentage">
            <text:p>29.50%</text:p>
          </table:table-cell>
          <table:table-cell table:formula="of:=AVERAGE([.D3:.I3])" office:value-type="float" office:value="0.261383333333333" calcext:value-type="float">
            <text:p>26.14%</text:p>
          </table:table-cell>
        </table:table-row>
        <table:table-row table:style-name="ro1">
          <table:table-cell office:value-type="string" calcext:value-type="string">
            <text:p>run8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366666666667" calcext:value-type="float">
            <text:p>76.74%</text:p>
          </table:table-cell>
        </table:table-row>
      </table:table>
      <table:table table:name="test_0121#2015_06_20_09_09_11_1434784151.0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2933333333333" calcext:value-type="float">
            <text:p>81.29%</text:p>
          </table:table-cell>
        </table:table-row>
        <table:table-row table:style-name="ro1">
          <table:table-cell office:value-type="string" calcext:value-type="string">
            <text:p>run8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67" calcext:value-type="percentage">
            <text:p>28.67%</text:p>
          </table:table-cell>
          <table:table-cell table:formula="of:=AVERAGE([.D3:.I3])" office:value-type="float" office:value="0.254583333333333" calcext:value-type="float">
            <text:p>25.46%</text:p>
          </table:table-cell>
        </table:table-row>
        <table:table-row table:style-name="ro1">
          <table:table-cell office:value-type="string" calcext:value-type="string">
            <text:p>run8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7783333333333" calcext:value-type="float">
            <text:p>76.78%</text:p>
          </table:table-cell>
        </table:table-row>
      </table:table>
      <table:table table:name="test_0122#2015_06_20_09_36_57_1434785817.3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2633333333333" calcext:value-type="float">
            <text:p>81.26%</text:p>
          </table:table-cell>
        </table:table-row>
        <table:table-row table:style-name="ro1">
          <table:table-cell office:value-type="string" calcext:value-type="string">
            <text:p>run8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float" office:value="0.257783333333333" calcext:value-type="float">
            <text:p>25.78%</text:p>
          </table:table-cell>
        </table:table-row>
        <table:table-row table:style-name="ro1">
          <table:table-cell office:value-type="string" calcext:value-type="string">
            <text:p>run8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8733333333333" calcext:value-type="float">
            <text:p>76.87%</text:p>
          </table:table-cell>
        </table:table-row>
      </table:table>
      <table:table table:name="test_0123#2015_06_20_10_04_48_1434787488.1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415" calcext:value-type="float">
            <text:p>81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415" calcext:value-type="float">
            <text:p>26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735" calcext:value-type="float">
            <text:p>76.74%</text:p>
          </table:table-cell>
        </table:table-row>
      </table:table>
      <table:table table:name="test_0124#2015_06_20_10_32_35_1434789155.9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125" calcext:value-type="float">
            <text:p>81.13%</text:p>
          </table:table-cell>
        </table:table-row>
        <table:table-row table:style-name="ro1">
          <table:table-cell office:value-type="string" calcext:value-type="string">
            <text:p>run8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float" office:value="0.262783333333333" calcext:value-type="float">
            <text:p>26.28%</text:p>
          </table:table-cell>
        </table:table-row>
        <table:table-row table:style-name="ro1">
          <table:table-cell office:value-type="string" calcext:value-type="string">
            <text:p>run8_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64" calcext:value-type="float">
            <text:p>76.64%</text:p>
          </table:table-cell>
        </table:table-row>
      </table:table>
      <table:table table:name="test_0125#2015_06_20_11_00_25_1434790825.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6" calcext:value-type="float">
            <text:p>81.36%</text:p>
          </table:table-cell>
        </table:table-row>
        <table:table-row table:style-name="ro1">
          <table:table-cell office:value-type="string" calcext:value-type="string">
            <text:p>run8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58066666666667" calcext:value-type="float">
            <text:p>25.81%</text:p>
          </table:table-cell>
        </table:table-row>
        <table:table-row table:style-name="ro1">
          <table:table-cell office:value-type="string" calcext:value-type="string">
            <text:p>run8_19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9166666666667" calcext:value-type="float">
            <text:p>76.92%</text:p>
          </table:table-cell>
        </table:table-row>
      </table:table>
      <table:table table:name="test_0126#2015_06_20_11_28_33_1434792513.5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216666666667" calcext:value-type="float">
            <text:p>81.22%</text:p>
          </table:table-cell>
        </table:table-row>
        <table:table-row table:style-name="ro1">
          <table:table-cell office:value-type="string" calcext:value-type="string">
            <text:p>run8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83" calcext:value-type="percentage">
            <text:p>27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float" office:value="0.264316666666667" calcext:value-type="float">
            <text:p>26.43%</text:p>
          </table:table-cell>
        </table:table-row>
        <table:table-row table:style-name="ro1">
          <table:table-cell office:value-type="string" calcext:value-type="string">
            <text:p>run8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616666666667" calcext:value-type="float">
            <text:p>76.86%</text:p>
          </table:table-cell>
        </table:table-row>
      </table:table>
      <table:table table:name="test_0127#2015_06_20_11_56_16_1434794176.1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3883333333333" calcext:value-type="float">
            <text:p>81.39%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 office:value-type="percentage" office:value="0.2925" calcext:value-type="percentage">
            <text:p>29.25%</text:p>
          </table:table-cell>
          <table:table-cell table:formula="of:=AVERAGE([.D3:.I3])" office:value-type="float" office:value="0.2625" calcext:value-type="float">
            <text:p>26.25%</text:p>
          </table:table-cell>
        </table:table-row>
        <table:table-row table:style-name="ro1">
          <table:table-cell office:value-type="string" calcext:value-type="string">
            <text:p>run8_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8066666666667" calcext:value-type="float">
            <text:p>76.81%</text:p>
          </table:table-cell>
        </table:table-row>
      </table:table>
      <table:table table:name="test_0128#2015_06_20_12_24_06_1434795846.1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4433333333333" calcext:value-type="float">
            <text:p>81.44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62066666666667" calcext:value-type="float">
            <text:p>26.21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93" calcext:value-type="float">
            <text:p>76.93%</text:p>
          </table:table-cell>
        </table:table-row>
      </table:table>
      <table:table table:name="test_0129#2015_06_20_12_51_50_1434797510.3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333333333333" calcext:value-type="float">
            <text:p>81.33%</text:p>
          </table:table-cell>
        </table:table-row>
        <table:table-row table:style-name="ro1">
          <table:table-cell office:value-type="string" calcext:value-type="string">
            <text:p>run8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60283333333333" calcext:value-type="float">
            <text:p>26.03%</text:p>
          </table:table-cell>
        </table:table-row>
        <table:table-row table:style-name="ro1">
          <table:table-cell office:value-type="string" calcext:value-type="string">
            <text:p>run8_19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7233333333333" calcext:value-type="float">
            <text:p>76.72%</text:p>
          </table:table-cell>
        </table:table-row>
      </table:table>
      <table:table table:name="test_0130#2015_06_20_13_19_42_1434799182.3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183333333333" calcext:value-type="float">
            <text:p>81.32%</text:p>
          </table:table-cell>
        </table:table-row>
        <table:table-row table:style-name="ro1">
          <table:table-cell office:value-type="string" calcext:value-type="string">
            <text:p>run8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985" calcext:value-type="float">
            <text:p>25.99%</text:p>
          </table:table-cell>
        </table:table-row>
        <table:table-row table:style-name="ro1">
          <table:table-cell office:value-type="string" calcext:value-type="string">
            <text:p>run8_19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7783333333333" calcext:value-type="float">
            <text:p>76.78%</text:p>
          </table:table-cell>
        </table:table-row>
      </table:table>
      <table:table table:name="test_0131#2015_06_20_13_47_29_1434800849.2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12366666666667" calcext:value-type="float">
            <text:p>81.24%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8_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5716666666667" calcext:value-type="float">
            <text:p>76.57%</text:p>
          </table:table-cell>
        </table:table-row>
      </table:table>
      <table:table table:name="test_0132#2015_06_20_14_15_18_1434802518.2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float" office:value="0.813316666666667" calcext:value-type="float">
            <text:p>81.33%</text:p>
          </table:table-cell>
        </table:table-row>
        <table:table-row table:style-name="ro1">
          <table:table-cell office:value-type="string" calcext:value-type="string">
            <text:p>run8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float" office:value="0.259166666666667" calcext:value-type="float">
            <text:p>25.92%</text:p>
          </table:table-cell>
        </table:table-row>
        <table:table-row table:style-name="ro1">
          <table:table-cell office:value-type="string" calcext:value-type="string">
            <text:p>run8_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7516666666667" calcext:value-type="float">
            <text:p>76.75%</text:p>
          </table:table-cell>
        </table:table-row>
      </table:table>
      <table:table table:name="test_0133#2015_06_20_14_43_11_1434804191.1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305" calcext:value-type="float">
            <text:p>81.31%</text:p>
          </table:table-cell>
        </table:table-row>
        <table:table-row table:style-name="ro1">
          <table:table-cell office:value-type="string" calcext:value-type="string">
            <text:p>run8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float" office:value="0.256266666666667" calcext:value-type="float">
            <text:p>25.63%</text:p>
          </table:table-cell>
        </table:table-row>
        <table:table-row table:style-name="ro1">
          <table:table-cell office:value-type="string" calcext:value-type="string">
            <text:p>run8_19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8" calcext:value-type="float">
            <text:p>76.68%</text:p>
          </table:table-cell>
        </table:table-row>
      </table:table>
      <table:table table:name="test_0134#2015_06_20_15_10_58_1434805858.2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float" office:value="0.8114" calcext:value-type="float">
            <text:p>81.14%</text:p>
          </table:table-cell>
        </table:table-row>
        <table:table-row table:style-name="ro1">
          <table:table-cell office:value-type="string" calcext:value-type="string">
            <text:p>run8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float" office:value="0.26055" calcext:value-type="float">
            <text:p>26.06%</text:p>
          </table:table-cell>
        </table:table-row>
        <table:table-row table:style-name="ro1">
          <table:table-cell office:value-type="string" calcext:value-type="string">
            <text:p>run8_18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916666666667" calcext:value-type="float">
            <text:p>76.79%</text:p>
          </table:table-cell>
        </table:table-row>
      </table:table>
      <table:table table:name="test_0135#2015_06_20_15_38_50_1434807530.2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13066666666667" calcext:value-type="float">
            <text:p>81.31%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1116666666667" calcext:value-type="float">
            <text:p>26.11%</text:p>
          </table:table-cell>
        </table:table-row>
        <table:table-row table:style-name="ro1">
          <table:table-cell office:value-type="string" calcext:value-type="string">
            <text:p>run8_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float" office:value="0.768333333333333" calcext:value-type="float">
            <text:p>76.83%</text:p>
          </table:table-cell>
        </table:table-row>
      </table:table>
      <table:table table:name="test_0136#2015_06_20_16_06_40_1434809200.0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2783333333333" calcext:value-type="float">
            <text:p>81.28%</text:p>
          </table:table-cell>
        </table:table-row>
        <table:table-row table:style-name="ro1">
          <table:table-cell office:value-type="string" calcext:value-type="string">
            <text:p>run8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float" office:value="0.26265" calcext:value-type="float">
            <text:p>26.27%</text:p>
          </table:table-cell>
        </table:table-row>
        <table:table-row table:style-name="ro1">
          <table:table-cell office:value-type="string" calcext:value-type="string">
            <text:p>run8_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37#2015_06_20_16_34_44_1434810884.9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66666666667" calcext:value-type="float">
            <text:p>81.28%</text:p>
          </table:table-cell>
        </table:table-row>
        <table:table-row table:style-name="ro1">
          <table:table-cell office:value-type="string" calcext:value-type="string">
            <text:p>run8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42" calcext:value-type="percentage">
            <text:p>20.42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6933333333333" calcext:value-type="float">
            <text:p>25.69%</text:p>
          </table:table-cell>
        </table:table-row>
        <table:table-row table:style-name="ro1">
          <table:table-cell office:value-type="string" calcext:value-type="string">
            <text:p>run8_1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38#2015_06_20_17_02_32_1434812553.0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float" office:value="0.81195" calcext:value-type="float">
            <text:p>81.20%</text:p>
          </table:table-cell>
        </table:table-row>
        <table:table-row table:style-name="ro1">
          <table:table-cell office:value-type="string" calcext:value-type="string">
            <text:p>run8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1266666666667" calcext:value-type="float">
            <text:p>26.13%</text:p>
          </table:table-cell>
        </table:table-row>
        <table:table-row table:style-name="ro1">
          <table:table-cell office:value-type="string" calcext:value-type="string">
            <text:p>run8_18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39#2015_06_20_17_30_21_1434814221.7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1933333333334" calcext:value-type="float">
            <text:p>81.19%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56666666666667" calcext:value-type="float">
            <text:p>25.67%</text:p>
          </table:table-cell>
        </table:table-row>
        <table:table-row table:style-name="ro1">
          <table:table-cell office:value-type="string" calcext:value-type="string">
            <text:p>run8_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216666666667" calcext:value-type="float">
            <text:p>76.72%</text:p>
          </table:table-cell>
        </table:table-row>
      </table:table>
      <table:table table:name="test_0140#2015_06_20_17_58_25_1434815905.5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335" calcext:value-type="float">
            <text:p>81.34%</text:p>
          </table:table-cell>
        </table:table-row>
        <table:table-row table:style-name="ro1">
          <table:table-cell office:value-type="string" calcext:value-type="string">
            <text:p>run8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42" calcext:value-type="percentage">
            <text:p>28.42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4716666666667" calcext:value-type="float">
            <text:p>25.47%</text:p>
          </table:table-cell>
        </table:table-row>
        <table:table-row table:style-name="ro1">
          <table:table-cell office:value-type="string" calcext:value-type="string">
            <text:p>run8_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57" calcext:value-type="float">
            <text:p>76.57%</text:p>
          </table:table-cell>
        </table:table-row>
      </table:table>
      <table:table table:name="test_0141#2015_06_20_18_26_12_1434817572.1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1516666666667" calcext:value-type="float">
            <text:p>81.15%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59433333333333" calcext:value-type="float">
            <text:p>25.94%</text:p>
          </table:table-cell>
        </table:table-row>
        <table:table-row table:style-name="ro1">
          <table:table-cell office:value-type="string" calcext:value-type="string">
            <text:p>run8_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835" calcext:value-type="float">
            <text:p>76.84%</text:p>
          </table:table-cell>
        </table:table-row>
      </table:table>
      <table:table table:name="test_0142#2015_06_21_13_23_05_1434885785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2766666666667" calcext:value-type="float">
            <text:p>81.28%</text:p>
          </table:table-cell>
        </table:table-row>
        <table:table-row table:style-name="ro1">
          <table:table-cell office:value-type="string" calcext:value-type="string">
            <text:p>run8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915" calcext:value-type="float">
            <text:p>25.92%</text:p>
          </table:table-cell>
        </table:table-row>
        <table:table-row table:style-name="ro1">
          <table:table-cell office:value-type="string" calcext:value-type="string">
            <text:p>run8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6665" calcext:value-type="float">
            <text:p>76.67%</text:p>
          </table:table-cell>
        </table:table-row>
      </table:table>
      <table:table table:name="test13#2015_06_21_13_24_59_1434885899.6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142" calcext:value-type="percentage">
            <text:p>81.42%</text:p>
          </table:table-cell>
          <table:table-cell table:formula="of:=AVERAGE([.D2:.I2])" office:value-type="float" office:value="0.75625" calcext:value-type="float">
            <text:p>75.63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33" calcext:value-type="percentage">
            <text:p>25.3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float" office:value="0.248466666666667" calcext:value-type="float">
            <text:p>24.85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9067" calcext:value-type="percentage">
            <text:p>90.67%</text:p>
          </table:table-cell>
          <table:table-cell table:formula="of:=AVERAGE([.D4:.I4])" office:value-type="float" office:value="0.825566666666667" calcext:value-type="float">
            <text:p>82.56%</text:p>
          </table:table-cell>
        </table:table-row>
      </table:table>
      <table:table table:name="test_0143#2015_06_21_13_51_09_1434887469.5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1933333333334" calcext:value-type="float">
            <text:p>81.19%</text:p>
          </table:table-cell>
        </table:table-row>
        <table:table-row table:style-name="ro1">
          <table:table-cell office:value-type="string" calcext:value-type="string">
            <text:p>run8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56666666666667" calcext:value-type="float">
            <text:p>25.67%</text:p>
          </table:table-cell>
        </table:table-row>
        <table:table-row table:style-name="ro1">
          <table:table-cell office:value-type="string" calcext:value-type="string">
            <text:p>run8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216666666667" calcext:value-type="float">
            <text:p>76.72%</text:p>
          </table:table-cell>
        </table:table-row>
      </table:table>
      <table:table table:name="test_0144#2015_06_21_14_19_15_1434889155.0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1933333333334" calcext:value-type="float">
            <text:p>81.19%</text:p>
          </table:table-cell>
        </table:table-row>
        <table:table-row table:style-name="ro1">
          <table:table-cell office:value-type="string" calcext:value-type="string">
            <text:p>run9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56666666666667" calcext:value-type="float">
            <text:p>25.67%</text:p>
          </table:table-cell>
        </table:table-row>
        <table:table-row table:style-name="ro1">
          <table:table-cell office:value-type="string" calcext:value-type="string">
            <text:p>run9_2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216666666667" calcext:value-type="float">
            <text:p>76.72%</text:p>
          </table:table-cell>
        </table:table-row>
      </table:table>
      <table:table table:name="test_0145#2015_06_21_14_47_12_1434890832.4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29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5875" calcext:value-type="float">
            <text:p>25.88%</text:p>
          </table:table-cell>
        </table:table-row>
        <table:table-row table:style-name="ro1">
          <table:table-cell office:value-type="string" calcext:value-type="string">
            <text:p>run9_2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233333333333" calcext:value-type="float">
            <text:p>76.72%</text:p>
          </table:table-cell>
        </table:table-row>
      </table:table>
      <table:table table:name="test_0146#2015_06_21_15_15_00_1434892500.2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883333333333" calcext:value-type="float">
            <text:p>81.39%</text:p>
          </table:table-cell>
        </table:table-row>
        <table:table-row table:style-name="ro1">
          <table:table-cell office:value-type="string" calcext:value-type="string">
            <text:p>run9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table:number-columns-repeated="2" office:value-type="percentage" office:value="0.2667" calcext:value-type="percentage">
            <text:p>26.67%</text:p>
          </table:table-cell>
          <table:table-cell table:number-columns-repeated="2" office:value-type="percentage" office:value="0.2883" calcext:value-type="percentage">
            <text:p>28.83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9_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483333333333" calcext:value-type="float">
            <text:p>76.75%</text:p>
          </table:table-cell>
        </table:table-row>
      </table:table>
      <table:table table:name="test_0147#2015_06_21_15_55_14_1434894914.0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0266666666667" calcext:value-type="float">
            <text:p>26.03%</text:p>
          </table:table-cell>
        </table:table-row>
        <table:table-row table:style-name="ro1">
          <table:table-cell office:value-type="string" calcext:value-type="string">
            <text:p>run9_2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633333333333" calcext:value-type="float">
            <text:p>76.76%</text:p>
          </table:table-cell>
        </table:table-row>
      </table:table>
      <table:table table:name="test_0148#2015_06_21_16_29_07_1434896947.0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83333333333" calcext:value-type="float">
            <text:p>81.28%</text:p>
          </table:table-cell>
        </table:table-row>
        <table:table-row table:style-name="ro1">
          <table:table-cell office:value-type="string" calcext:value-type="string">
            <text:p>run9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6" calcext:value-type="float">
            <text:p>26.00%</text:p>
          </table:table-cell>
        </table:table-row>
        <table:table-row table:style-name="ro1">
          <table:table-cell office:value-type="string" calcext:value-type="string">
            <text:p>run9_23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183333333333" calcext:value-type="float">
            <text:p>76.82%</text:p>
          </table:table-cell>
        </table:table-row>
      </table:table>
      <table:table table:name="test_0149#2015_06_21_17_00_51_1434898851.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835" calcext:value-type="float">
            <text:p>25.84%</text:p>
          </table:table-cell>
        </table:table-row>
        <table:table-row table:style-name="ro1">
          <table:table-cell office:value-type="string" calcext:value-type="string">
            <text:p>run9_2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50#2015_06_21_17_31_41_1434900701.6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05" calcext:value-type="float">
            <text:p>81.31%</text:p>
          </table:table-cell>
        </table:table-row>
        <table:table-row table:style-name="ro1">
          <table:table-cell office:value-type="string" calcext:value-type="string">
            <text:p>run9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" calcext:value-type="percentage">
            <text:p>27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58883333333333" calcext:value-type="float">
            <text:p>25.89%</text:p>
          </table:table-cell>
        </table:table-row>
        <table:table-row table:style-name="ro1">
          <table:table-cell office:value-type="string" calcext:value-type="string">
            <text:p>run9_2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05" calcext:value-type="float">
            <text:p>76.81%</text:p>
          </table:table-cell>
        </table:table-row>
      </table:table>
      <table:table table:name="test_0151#2015_06_21_18_00_33_1434902433.4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333333333333" calcext:value-type="float">
            <text:p>81.33%</text:p>
          </table:table-cell>
        </table:table-row>
        <table:table-row table:style-name="ro1">
          <table:table-cell office:value-type="string" calcext:value-type="string">
            <text:p>run9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59866666666667" calcext:value-type="float">
            <text:p>25.99%</text:p>
          </table:table-cell>
        </table:table-row>
        <table:table-row table:style-name="ro1">
          <table:table-cell office:value-type="string" calcext:value-type="string">
            <text:p>run9_2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52#2015_06_21_18_28_23_1434904103.7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05" calcext:value-type="float">
            <text:p>81.31%</text:p>
          </table:table-cell>
        </table:table-row>
        <table:table-row table:style-name="ro1">
          <table:table-cell office:value-type="string" calcext:value-type="string">
            <text:p>run9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float" office:value="0.2596" calcext:value-type="float">
            <text:p>25.96%</text:p>
          </table:table-cell>
        </table:table-row>
        <table:table-row table:style-name="ro1">
          <table:table-cell office:value-type="string" calcext:value-type="string">
            <text:p>run9_22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35" calcext:value-type="float">
            <text:p>76.74%</text:p>
          </table:table-cell>
        </table:table-row>
      </table:table>
      <table:table table:name="test_0153#2015_06_21_18_56_09_1434905769.0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65" calcext:value-type="float">
            <text:p>81.27%</text:p>
          </table:table-cell>
        </table:table-row>
        <table:table-row table:style-name="ro1">
          <table:table-cell office:value-type="string" calcext:value-type="string">
            <text:p>run9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8633333333333" calcext:value-type="float">
            <text:p>25.86%</text:p>
          </table:table-cell>
        </table:table-row>
        <table:table-row table:style-name="ro1">
          <table:table-cell office:value-type="string" calcext:value-type="string">
            <text:p>run9_22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54#2015_06_21_19_24_04_1434907444.0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235" calcext:value-type="float">
            <text:p>81.24%</text:p>
          </table:table-cell>
        </table:table-row>
        <table:table-row table:style-name="ro1">
          <table:table-cell office:value-type="string" calcext:value-type="string">
            <text:p>run9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9_2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55#2015_06_21_19_52_17_1434909137.0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183333333333" calcext:value-type="float">
            <text:p>81.32%</text:p>
          </table:table-cell>
        </table:table-row>
        <table:table-row table:style-name="ro1">
          <table:table-cell office:value-type="string" calcext:value-type="string">
            <text:p>run9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58333333333333" calcext:value-type="float">
            <text:p>25.83%</text:p>
          </table:table-cell>
        </table:table-row>
        <table:table-row table:style-name="ro1">
          <table:table-cell office:value-type="string" calcext:value-type="string">
            <text:p>run9_2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616666666667" calcext:value-type="float">
            <text:p>76.76%</text:p>
          </table:table-cell>
        </table:table-row>
      </table:table>
      <table:table table:name="test_0156#2015_06_21_20_21_16_1434910876.6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3066666666667" calcext:value-type="float">
            <text:p>81.31%</text:p>
          </table:table-cell>
        </table:table-row>
        <table:table-row table:style-name="ro1">
          <table:table-cell office:value-type="string" calcext:value-type="string">
            <text:p>run9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985" calcext:value-type="float">
            <text:p>25.99%</text:p>
          </table:table-cell>
        </table:table-row>
        <table:table-row table:style-name="ro1">
          <table:table-cell office:value-type="string" calcext:value-type="string">
            <text:p>run9_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2" calcext:value-type="float">
            <text:p>76.82%</text:p>
          </table:table-cell>
        </table:table-row>
      </table:table>
      <table:table table:name="test13#2015_06_21_20_31_37_1434911497.68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3</text:p>
          </table:table-cell>
          <table:table-cell table:style-name="ce5" office:value-type="percentage" office:value="0.7383" calcext:value-type="percentage">
            <text:p>73.83%</text:p>
          </table:table-cell>
          <table:table-cell table:style-name="ce5" office:value-type="percentage" office:value="0.7808" calcext:value-type="percentage">
            <text:p>78.08%</text:p>
          </table:table-cell>
          <table:table-cell table:style-name="ce5" office:value-type="percentage" office:value="0.8317" calcext:value-type="percentage">
            <text:p>83.17%</text:p>
          </table:table-cell>
          <table:table-cell table:style-name="ce5" office:value-type="percentage" office:value="0.8708" calcext:value-type="percentage">
            <text:p>87.08%</text:p>
          </table:table-cell>
          <table:table-cell table:style-name="ce5" office:value-type="percentage" office:value="0.89" calcext:value-type="percentage">
            <text:p>89.00%</text:p>
          </table:table-cell>
          <table:table-cell table:style-name="ce5" office:value-type="percentage" office:value="0.9125" calcext:value-type="percentage">
            <text:p>91.25%</text:p>
          </table:table-cell>
          <table:table-cell table:formula="of:=AVERAGE([.D2:.I2])" office:value-type="float" office:value="0.83735" calcext:value-type="float">
            <text:p>83.74%</text:p>
          </table:table-cell>
        </table:table-row>
      </table:table>
      <table:table table:name="test_0157#2015_06_21_20_50_10_1434912610.2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335" calcext:value-type="float">
            <text:p>81.34%</text:p>
          </table:table-cell>
        </table:table-row>
        <table:table-row table:style-name="ro1">
          <table:table-cell office:value-type="string" calcext:value-type="string">
            <text:p>run9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0283333333333" calcext:value-type="float">
            <text:p>26.03%</text:p>
          </table:table-cell>
        </table:table-row>
        <table:table-row table:style-name="ro1">
          <table:table-cell office:value-type="string" calcext:value-type="string">
            <text:p>run9_2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183333333333" calcext:value-type="float">
            <text:p>76.82%</text:p>
          </table:table-cell>
        </table:table-row>
      </table:table>
      <table:table table:name="test_0158#2015_06_21_21_17_56_1434914276.5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183333333333" calcext:value-type="float">
            <text:p>81.32%</text:p>
          </table:table-cell>
        </table:table-row>
        <table:table-row table:style-name="ro1">
          <table:table-cell office:value-type="string" calcext:value-type="string">
            <text:p>run9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float" office:value="0.258883333333333" calcext:value-type="float">
            <text:p>25.89%</text:p>
          </table:table-cell>
        </table:table-row>
        <table:table-row table:style-name="ro1">
          <table:table-cell office:value-type="string" calcext:value-type="string">
            <text:p>run9_22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45" calcext:value-type="float">
            <text:p>76.85%</text:p>
          </table:table-cell>
        </table:table-row>
      </table:table>
      <table:table table:name="test_0159#2015_06_21_21_45_40_1434915940.2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733333333333" calcext:value-type="float">
            <text:p>81.37%</text:p>
          </table:table-cell>
        </table:table-row>
        <table:table-row table:style-name="ro1">
          <table:table-cell office:value-type="string" calcext:value-type="string">
            <text:p>run9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60966666666667" calcext:value-type="float">
            <text:p>26.10%</text:p>
          </table:table-cell>
        </table:table-row>
        <table:table-row table:style-name="ro1">
          <table:table-cell office:value-type="string" calcext:value-type="string">
            <text:p>run9_2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60#2015_06_21_22_13_45_1434917625.3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616666666667" calcext:value-type="float">
            <text:p>81.26%</text:p>
          </table:table-cell>
        </table:table-row>
        <table:table-row table:style-name="ro1">
          <table:table-cell office:value-type="string" calcext:value-type="string">
            <text:p>run9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9316666666667" calcext:value-type="float">
            <text:p>25.93%</text:p>
          </table:table-cell>
        </table:table-row>
        <table:table-row table:style-name="ro1">
          <table:table-cell office:value-type="string" calcext:value-type="string">
            <text:p>run9_21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65" calcext:value-type="float">
            <text:p>76.77%</text:p>
          </table:table-cell>
        </table:table-row>
      </table:table>
      <table:table table:name="test_0161#2015_06_21_22_41_32_1434919292.9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235" calcext:value-type="float">
            <text:p>81.24%</text:p>
          </table:table-cell>
        </table:table-row>
        <table:table-row table:style-name="ro1">
          <table:table-cell office:value-type="string" calcext:value-type="string">
            <text:p>run9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" calcext:value-type="percentage">
            <text:p>27.00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float" office:value="0.25945" calcext:value-type="float">
            <text:p>25.95%</text:p>
          </table:table-cell>
        </table:table-row>
        <table:table-row table:style-name="ro1">
          <table:table-cell office:value-type="string" calcext:value-type="string">
            <text:p>run9_2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66666666667" calcext:value-type="float">
            <text:p>76.78%</text:p>
          </table:table-cell>
        </table:table-row>
      </table:table>
      <table:table table:name="test_0162#2015_06_21_23_09_23_1434920963.1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92" calcext:value-type="percentage">
            <text:p>26.92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float" office:value="0.259183333333333" calcext:value-type="float">
            <text:p>25.92%</text:p>
          </table:table-cell>
        </table:table-row>
        <table:table-row table:style-name="ro1">
          <table:table-cell office:value-type="string" calcext:value-type="string">
            <text:p>run9_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765" calcext:value-type="float">
            <text:p>76.77%</text:p>
          </table:table-cell>
        </table:table-row>
      </table:table>
      <table:table table:name="test_0163#2015_06_21_23_37_11_1434922631.1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6" calcext:value-type="float">
            <text:p>81.36%</text:p>
          </table:table-cell>
        </table:table-row>
        <table:table-row table:style-name="ro1">
          <table:table-cell office:value-type="string" calcext:value-type="string">
            <text:p>run9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float" office:value="0.257766666666667" calcext:value-type="float">
            <text:p>25.78%</text:p>
          </table:table-cell>
        </table:table-row>
        <table:table-row table:style-name="ro1">
          <table:table-cell office:value-type="string" calcext:value-type="string">
            <text:p>run9_2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2" calcext:value-type="float">
            <text:p>76.82%</text:p>
          </table:table-cell>
        </table:table-row>
      </table:table>
      <table:table table:name="test_0164#2015_06_22_00_05_04_1434924304.0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66666666667" calcext:value-type="float">
            <text:p>81.28%</text:p>
          </table:table-cell>
        </table:table-row>
        <table:table-row table:style-name="ro1">
          <table:table-cell office:value-type="string" calcext:value-type="string">
            <text:p>run9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58333333333333" calcext:value-type="float">
            <text:p>25.83%</text:p>
          </table:table-cell>
        </table:table-row>
        <table:table-row table:style-name="ro1">
          <table:table-cell office:value-type="string" calcext:value-type="string">
            <text:p>run9_21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65#2015_06_22_00_32_52_1434925972.0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183333333333" calcext:value-type="float">
            <text:p>81.32%</text:p>
          </table:table-cell>
        </table:table-row>
        <table:table-row table:style-name="ro1">
          <table:table-cell office:value-type="string" calcext:value-type="string">
            <text:p>run9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86" calcext:value-type="float">
            <text:p>25.86%</text:p>
          </table:table-cell>
        </table:table-row>
        <table:table-row table:style-name="ro1">
          <table:table-cell office:value-type="string" calcext:value-type="string">
            <text:p>run9_2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05" calcext:value-type="float">
            <text:p>76.81%</text:p>
          </table:table-cell>
        </table:table-row>
      </table:table>
      <table:table table:name="test_0166#2015_06_22_01_00_46_1434927646.2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83333333333" calcext:value-type="float">
            <text:p>81.28%</text:p>
          </table:table-cell>
        </table:table-row>
        <table:table-row table:style-name="ro1">
          <table:table-cell office:value-type="string" calcext:value-type="string">
            <text:p>run9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float" office:value="0.25985" calcext:value-type="float">
            <text:p>25.99%</text:p>
          </table:table-cell>
        </table:table-row>
        <table:table-row table:style-name="ro1">
          <table:table-cell office:value-type="string" calcext:value-type="string">
            <text:p>run9_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316666666667" calcext:value-type="float">
            <text:p>76.83%</text:p>
          </table:table-cell>
        </table:table-row>
      </table:table>
      <table:table table:name="test_0167#2015_06_22_01_28_53_1434929333.2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483333333334" calcext:value-type="float">
            <text:p>81.35%</text:p>
          </table:table-cell>
        </table:table-row>
        <table:table-row table:style-name="ro1">
          <table:table-cell office:value-type="string" calcext:value-type="string">
            <text:p>run9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float" office:value="0.25985" calcext:value-type="float">
            <text:p>25.99%</text:p>
          </table:table-cell>
        </table:table-row>
        <table:table-row table:style-name="ro1">
          <table:table-cell office:value-type="string" calcext:value-type="string">
            <text:p>run9_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05" calcext:value-type="float">
            <text:p>76.81%</text:p>
          </table:table-cell>
        </table:table-row>
      </table:table>
      <table:table table:name="test_0168#2015_06_22_01_57_00_1434931020.5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316666666667" calcext:value-type="float">
            <text:p>81.33%</text:p>
          </table:table-cell>
        </table:table-row>
        <table:table-row table:style-name="ro1">
          <table:table-cell office:value-type="string" calcext:value-type="string">
            <text:p>run9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9_21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75" calcext:value-type="float">
            <text:p>76.88%</text:p>
          </table:table-cell>
        </table:table-row>
      </table:table>
      <table:table table:name="test_0169#2015_06_22_02_24_44_1434932684.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333333333333" calcext:value-type="float">
            <text:p>81.33%</text:p>
          </table:table-cell>
        </table:table-row>
        <table:table-row table:style-name="ro1">
          <table:table-cell office:value-type="string" calcext:value-type="string">
            <text:p>run9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82" calcext:value-type="float">
            <text:p>25.82%</text:p>
          </table:table-cell>
        </table:table-row>
        <table:table-row table:style-name="ro1">
          <table:table-cell office:value-type="string" calcext:value-type="string">
            <text:p>run9_2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65" calcext:value-type="float">
            <text:p>76.77%</text:p>
          </table:table-cell>
        </table:table-row>
      </table:table>
      <table:table table:name="test_0170#2015_06_22_02_52_46_1434934366.4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616666666667" calcext:value-type="float">
            <text:p>81.36%</text:p>
          </table:table-cell>
        </table:table-row>
        <table:table-row table:style-name="ro1">
          <table:table-cell office:value-type="string" calcext:value-type="string">
            <text:p>run9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60133333333333" calcext:value-type="float">
            <text:p>26.01%</text:p>
          </table:table-cell>
        </table:table-row>
        <table:table-row table:style-name="ro1">
          <table:table-cell office:value-type="string" calcext:value-type="string">
            <text:p>run9_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316666666667" calcext:value-type="float">
            <text:p>76.83%</text:p>
          </table:table-cell>
        </table:table-row>
      </table:table>
      <table:table table:name="test_0171#2015_06_22_03_20_32_1434936032.3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float" office:value="0.26" calcext:value-type="float">
            <text:p>26.00%</text:p>
          </table:table-cell>
        </table:table-row>
        <table:table-row table:style-name="ro1">
          <table:table-cell office:value-type="string" calcext:value-type="string">
            <text:p>run9_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366666666667" calcext:value-type="float">
            <text:p>76.74%</text:p>
          </table:table-cell>
        </table:table-row>
      </table:table>
      <table:table table:name="test_0172#2015_06_22_03_48_25_1434937705.0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3483333333334" calcext:value-type="float">
            <text:p>81.35%</text:p>
          </table:table-cell>
        </table:table-row>
        <table:table-row table:style-name="ro1">
          <table:table-cell office:value-type="string" calcext:value-type="string">
            <text:p>run9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float" office:value="0.2582" calcext:value-type="float">
            <text:p>25.82%</text:p>
          </table:table-cell>
        </table:table-row>
        <table:table-row table:style-name="ro1">
          <table:table-cell office:value-type="string" calcext:value-type="string">
            <text:p>run9_2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9" calcext:value-type="float">
            <text:p>76.79%</text:p>
          </table:table-cell>
        </table:table-row>
      </table:table>
      <table:table table:name="test_0173#2015_06_22_04_16_17_1434939377.8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2366666666667" calcext:value-type="float">
            <text:p>81.24%</text:p>
          </table:table-cell>
        </table:table-row>
        <table:table-row table:style-name="ro1">
          <table:table-cell office:value-type="string" calcext:value-type="string">
            <text:p>run9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float" office:value="0.259316666666667" calcext:value-type="float">
            <text:p>25.93%</text:p>
          </table:table-cell>
        </table:table-row>
        <table:table-row table:style-name="ro1">
          <table:table-cell office:value-type="string" calcext:value-type="string">
            <text:p>run9_20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783333333333" calcext:value-type="float">
            <text:p>76.78%</text:p>
          </table:table-cell>
        </table:table-row>
      </table:table>
      <table:table table:name="test_0174#2015_06_22_04_44_03_1434941043.2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42" calcext:value-type="percentage">
            <text:p>27.42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float" office:value="0.260016666666667" calcext:value-type="float">
            <text:p>26.00%</text:p>
          </table:table-cell>
        </table:table-row>
        <table:table-row table:style-name="ro1">
          <table:table-cell office:value-type="string" calcext:value-type="string">
            <text:p>run9_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2" calcext:value-type="float">
            <text:p>76.82%</text:p>
          </table:table-cell>
        </table:table-row>
      </table:table>
      <table:table table:name="test_0175#2015_06_22_05_11_49_1434942709.5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16666666667" calcext:value-type="float">
            <text:p>81.29%</text:p>
          </table:table-cell>
        </table:table-row>
        <table:table-row table:style-name="ro1">
          <table:table-cell office:value-type="string" calcext:value-type="string">
            <text:p>run9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8216666666667" calcext:value-type="float">
            <text:p>25.82%</text:p>
          </table:table-cell>
        </table:table-row>
        <table:table-row table:style-name="ro1">
          <table:table-cell office:value-type="string" calcext:value-type="string">
            <text:p>run9_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805" calcext:value-type="float">
            <text:p>76.81%</text:p>
          </table:table-cell>
        </table:table-row>
      </table:table>
      <table:table table:name="test_0176#2015_06_22_05_39_29_1434944369.05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583333333333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9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015" calcext:value-type="percentage">
            <text:p>26.02%</text:p>
          </table:table-cell>
        </table:table-row>
        <table:table-row table:style-name="ro1">
          <table:table-cell office:value-type="string" calcext:value-type="string">
            <text:p>run9_2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033333333333" calcext:value-type="percentage">
            <text:p>76.80%</text:p>
          </table:table-cell>
        </table:table-row>
      </table:table>
      <table:table table:name="test_0177#2015_06_22_06_07_18_1434946038.66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4433333333333" calcext:value-type="percentage">
            <text:p>81.44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59583333333333" calcext:value-type="percentage">
            <text:p>25.96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65" calcext:value-type="percentage">
            <text:p>76.77%</text:p>
          </table:table-cell>
        </table:table-row>
      </table:table>
      <table:table table:name="test_0178#2015_06_22_09_52_21_1434959541.1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0416666666667" calcext:value-type="float">
            <text:p>81.04%</text:p>
          </table:table-cell>
        </table:table-row>
        <table:table-row table:style-name="ro1">
          <table:table-cell office:value-type="string" calcext:value-type="string">
            <text:p>run10_18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92" calcext:value-type="percentage">
            <text:p>28.92%</text:p>
          </table:table-cell>
          <table:table-cell table:formula="of:=AVERAGE([.D3:.I3])" office:value-type="float" office:value="0.257633333333333" calcext:value-type="float">
            <text:p>25.76%</text:p>
          </table:table-cell>
        </table:table-row>
        <table:table-row table:style-name="ro1">
          <table:table-cell office:value-type="string" calcext:value-type="string">
            <text:p>run10_18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8466666666667" calcext:value-type="float">
            <text:p>76.85%</text:p>
          </table:table-cell>
        </table:table-row>
      </table:table>
      <table:table table:name="test_0179#2015_06_22_10_20_55_1434961255.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float" office:value="0.8136" calcext:value-type="float">
            <text:p>81.36%</text:p>
          </table:table-cell>
        </table:table-row>
        <table:table-row table:style-name="ro1">
          <table:table-cell office:value-type="string" calcext:value-type="string">
            <text:p>run10_18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33" calcext:value-type="percentage">
            <text:p>29.33%</text:p>
          </table:table-cell>
          <table:table-cell table:formula="of:=AVERAGE([.D3:.I3])" office:value-type="float" office:value="0.258616666666667" calcext:value-type="float">
            <text:p>25.86%</text:p>
          </table:table-cell>
        </table:table-row>
        <table:table-row table:style-name="ro1">
          <table:table-cell office:value-type="string" calcext:value-type="string">
            <text:p>run10_18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" calcext:value-type="percentage">
            <text:p>67.50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9716666666667" calcext:value-type="float">
            <text:p>76.97%</text:p>
          </table:table-cell>
        </table:table-row>
      </table:table>
      <table:table table:name="test_0180#2015_06_22_10_49_34_1434962974.5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33333333334" calcext:value-type="float">
            <text:p>81.29%</text:p>
          </table:table-cell>
        </table:table-row>
        <table:table-row table:style-name="ro1">
          <table:table-cell office:value-type="string" calcext:value-type="string">
            <text:p>run10_18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92" calcext:value-type="percentage">
            <text:p>26.92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float" office:value="0.259183333333333" calcext:value-type="float">
            <text:p>25.92%</text:p>
          </table:table-cell>
        </table:table-row>
        <table:table-row table:style-name="ro1">
          <table:table-cell office:value-type="string" calcext:value-type="string">
            <text:p>run10_18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58" calcext:value-type="percentage">
            <text:p>76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835" calcext:value-type="float">
            <text:p>76.84%</text:p>
          </table:table-cell>
        </table:table-row>
      </table:table>
      <table:table table:name="test_0181#2015_06_22_11_18_19_1434964699.07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3066666666667" calcext:value-type="float">
            <text:p>81.31%</text:p>
          </table:table-cell>
        </table:table-row>
        <table:table-row table:style-name="ro1">
          <table:table-cell office:value-type="string" calcext:value-type="string">
            <text:p>run10_18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08" calcext:value-type="percentage">
            <text:p>27.08%</text:p>
          </table:table-cell>
          <table:table-cell table:number-columns-repeated="2" office:value-type="percentage" office:value="0.2883" calcext:value-type="percentage">
            <text:p>28.83%</text:p>
          </table:table-cell>
          <table:table-cell table:formula="of:=AVERAGE([.D3:.I3])" office:value-type="float" office:value="0.2579" calcext:value-type="float">
            <text:p>25.79%</text:p>
          </table:table-cell>
        </table:table-row>
        <table:table-row table:style-name="ro1">
          <table:table-cell office:value-type="string" calcext:value-type="string">
            <text:p>run10_18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17" calcext:value-type="percentage">
            <text:p>83.17%</text:p>
          </table:table-cell>
          <table:table-cell table:formula="of:=AVERAGE([.D4:.I4])" office:value-type="float" office:value="0.768483333333333" calcext:value-type="float">
            <text:p>76.85%</text:p>
          </table:table-cell>
        </table:table-row>
      </table:table>
      <table:table table:name="test_0182#2015_06_22_11_45_28_1434966328.8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9" calcext:value-type="float">
            <text:p>81.29%</text:p>
          </table:table-cell>
        </table:table-row>
        <table:table-row table:style-name="ro1">
          <table:table-cell office:value-type="string" calcext:value-type="string">
            <text:p>run10_18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82" calcext:value-type="float">
            <text:p>25.82%</text:p>
          </table:table-cell>
        </table:table-row>
        <table:table-row table:style-name="ro1">
          <table:table-cell office:value-type="string" calcext:value-type="string">
            <text:p>run10_18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33" calcext:value-type="percentage">
            <text:p>67.33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float" office:value="0.767916666666667" calcext:value-type="float">
            <text:p>76.79%</text:p>
          </table:table-cell>
        </table:table-row>
      </table:table>
      <table:table table:name="test_0183#2015_06_22_12_14_02_1434968042.6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2633333333333" calcext:value-type="float">
            <text:p>81.26%</text:p>
          </table:table-cell>
        </table:table-row>
        <table:table-row table:style-name="ro1">
          <table:table-cell office:value-type="string" calcext:value-type="string">
            <text:p>run10_18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67" calcext:value-type="percentage">
            <text:p>29.67%</text:p>
          </table:table-cell>
          <table:table-cell table:formula="of:=AVERAGE([.D3:.I3])" office:value-type="float" office:value="0.26125" calcext:value-type="float">
            <text:p>26.13%</text:p>
          </table:table-cell>
        </table:table-row>
        <table:table-row table:style-name="ro1">
          <table:table-cell office:value-type="string" calcext:value-type="string">
            <text:p>run10_18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float" office:value="0.766666666666667" calcext:value-type="float">
            <text:p>76.67%</text:p>
          </table:table-cell>
        </table:table-row>
      </table:table>
      <table:table table:name="test_0184#2015_06_22_12_44_11_1434969851.3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783333333333" calcext:value-type="float">
            <text:p>81.28%</text:p>
          </table:table-cell>
        </table:table-row>
        <table:table-row table:style-name="ro1">
          <table:table-cell office:value-type="string" calcext:value-type="string">
            <text:p>run10_18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57216666666667" calcext:value-type="float">
            <text:p>25.72%</text:p>
          </table:table-cell>
        </table:table-row>
        <table:table-row table:style-name="ro1">
          <table:table-cell office:value-type="string" calcext:value-type="string">
            <text:p>run10_18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783333333333" calcext:value-type="float">
            <text:p>76.78%</text:p>
          </table:table-cell>
        </table:table-row>
      </table:table>
      <table:table table:name="test_0185#2015_06_22_13_11_58_1434971518.4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015" calcext:value-type="float">
            <text:p>81.02%</text:p>
          </table:table-cell>
        </table:table-row>
        <table:table-row table:style-name="ro1">
          <table:table-cell office:value-type="string" calcext:value-type="string">
            <text:p>run10_18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float" office:value="0.261516666666667" calcext:value-type="float">
            <text:p>26.15%</text:p>
          </table:table-cell>
        </table:table-row>
        <table:table-row table:style-name="ro1">
          <table:table-cell office:value-type="string" calcext:value-type="string">
            <text:p>run10_18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" calcext:value-type="percentage">
            <text:p>67.50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945" calcext:value-type="float">
            <text:p>76.95%</text:p>
          </table:table-cell>
        </table:table-row>
      </table:table>
      <table:table table:name="test_0186#2015_06_22_13_39_42_1434973182.14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8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4316666666667" calcext:value-type="float">
            <text:p>81.43%</text:p>
          </table:table-cell>
        </table:table-row>
        <table:table-row table:style-name="ro1">
          <table:table-cell office:value-type="string" calcext:value-type="string">
            <text:p>run10_18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float" office:value="0.2593" calcext:value-type="float">
            <text:p>25.93%</text:p>
          </table:table-cell>
        </table:table-row>
        <table:table-row table:style-name="ro1">
          <table:table-cell office:value-type="string" calcext:value-type="string">
            <text:p>run10_18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58" calcext:value-type="percentage">
            <text:p>73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735" calcext:value-type="float">
            <text:p>76.74%</text:p>
          </table:table-cell>
        </table:table-row>
      </table:table>
      <table:table table:name="test_0187#2015_06_22_14_07_30_1434974850.08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float" office:value="0.812766666666667" calcext:value-type="float">
            <text:p>81.28%</text:p>
          </table:table-cell>
        </table:table-row>
        <table:table-row table:style-name="ro1">
          <table:table-cell office:value-type="string" calcext:value-type="string">
            <text:p>run10_19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17" calcext:value-type="percentage">
            <text:p>28.17%</text:p>
          </table:table-cell>
          <table:table-cell table:formula="of:=AVERAGE([.D3:.I3])" office:value-type="float" office:value="0.25625" calcext:value-type="float">
            <text:p>25.63%</text:p>
          </table:table-cell>
        </table:table-row>
        <table:table-row table:style-name="ro1">
          <table:table-cell office:value-type="string" calcext:value-type="string">
            <text:p>run10_19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35" calcext:value-type="float">
            <text:p>76.74%</text:p>
          </table:table-cell>
        </table:table-row>
      </table:table>
      <table:table table:name="test_0188#2015_06_22_14_37_02_1434976622.6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1533333333333" calcext:value-type="float">
            <text:p>81.15%</text:p>
          </table:table-cell>
        </table:table-row>
        <table:table-row table:style-name="ro1">
          <table:table-cell office:value-type="string" calcext:value-type="string">
            <text:p>run10_19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float" office:value="0.256116666666667" calcext:value-type="float">
            <text:p>25.61%</text:p>
          </table:table-cell>
        </table:table-row>
        <table:table-row table:style-name="ro1">
          <table:table-cell office:value-type="string" calcext:value-type="string">
            <text:p>run10_19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14#2015_06_22_14_38_46_1434976726.4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142" calcext:value-type="percentage">
            <text:p>81.42%</text:p>
          </table:table-cell>
          <table:table-cell table:formula="of:=AVERAGE([.D2:.I2])" office:value-type="float" office:value="0.757083333333333" calcext:value-type="float">
            <text:p>75.71%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3:.I3])" office:value-type="float" office:value="0.814433333333333" calcext:value-type="float">
            <text:p>81.44%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925" calcext:value-type="percentage">
            <text:p>89.25%</text:p>
          </table:table-cell>
          <table:table-cell office:value-type="percentage" office:value="0.9058" calcext:value-type="percentage">
            <text:p>90.58%</text:p>
          </table:table-cell>
          <table:table-cell table:formula="of:=AVERAGE([.D4:.I4])" office:value-type="float" office:value="0.82595" calcext:value-type="float">
            <text:p>82.60%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5:.I5])" office:value-type="float" office:value="0.76765" calcext:value-type="float">
            <text:p>76.77%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75" calcext:value-type="percentage">
            <text:p>28.75%</text:p>
          </table:table-cell>
          <table:table-cell table:formula="of:=AVERAGE([.D6:.I6])" office:value-type="float" office:value="0.259583333333333" calcext:value-type="float">
            <text:p>25.96%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33" calcext:value-type="percentage">
            <text:p>19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table:formula="of:=AVERAGE([.D7:.I7])" office:value-type="float" office:value="0.246116666666667" calcext:value-type="float">
            <text:p>24.61%</text:p>
          </table:table-cell>
        </table:table-row>
      </table:table>
      <table:table table:name="test_0189#2015_06_22_15_05_06_1434978306.0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1516666666667" calcext:value-type="float">
            <text:p>81.15%</text:p>
          </table:table-cell>
        </table:table-row>
        <table:table-row table:style-name="ro1">
          <table:table-cell office:value-type="string" calcext:value-type="string">
            <text:p>run10_19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float" office:value="0.258483333333333" calcext:value-type="float">
            <text:p>25.85%</text:p>
          </table:table-cell>
        </table:table-row>
        <table:table-row table:style-name="ro1">
          <table:table-cell office:value-type="string" calcext:value-type="string">
            <text:p>run10_192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_0190#2015_06_22_15_34_18_1434980058.42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0266666666667" calcext:value-type="float">
            <text:p>81.03%</text:p>
          </table:table-cell>
        </table:table-row>
        <table:table-row table:style-name="ro1">
          <table:table-cell office:value-type="string" calcext:value-type="string">
            <text:p>run10_19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75" calcext:value-type="percentage">
            <text:p>20.75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58" calcext:value-type="percentage">
            <text:p>29.58%</text:p>
          </table:table-cell>
          <table:table-cell table:formula="of:=AVERAGE([.D3:.I3])" office:value-type="float" office:value="0.260683333333333" calcext:value-type="float">
            <text:p>26.07%</text:p>
          </table:table-cell>
        </table:table-row>
        <table:table-row table:style-name="ro1">
          <table:table-cell office:value-type="string" calcext:value-type="string">
            <text:p>run10_193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533333333333" calcext:value-type="float">
            <text:p>76.65%</text:p>
          </table:table-cell>
        </table:table-row>
      </table:table>
      <table:table table:name="test14#2015_06_22_15_52_49_1434981169.59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1.autosav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4</text:p>
          </table:table-cell>
          <table:table-cell table:style-name="ce5" office:value-type="percentage" office:value="0.7367" calcext:value-type="percentage">
            <text:p>73.67%</text:p>
          </table:table-cell>
          <table:table-cell table:style-name="ce5" office:value-type="percentage" office:value="0.7767" calcext:value-type="percentage">
            <text:p>77.67%</text:p>
          </table:table-cell>
          <table:table-cell table:style-name="ce5" office:value-type="percentage" office:value="0.8383" calcext:value-type="percentage">
            <text:p>83.83%</text:p>
          </table:table-cell>
          <table:table-cell table:style-name="ce5" office:value-type="percentage" office:value="0.8675" calcext:value-type="percentage">
            <text:p>86.75%</text:p>
          </table:table-cell>
          <table:table-cell table:style-name="ce5" office:value-type="percentage" office:value="0.8908" calcext:value-type="percentage">
            <text:p>89.08%</text:p>
          </table:table-cell>
          <table:table-cell table:style-name="ce5" office:value-type="percentage" office:value="0.9042" calcext:value-type="percentage">
            <text:p>90.42%</text:p>
          </table:table-cell>
          <table:table-cell table:formula="of:=AVERAGE([.D2:.I2])" office:value-type="float" office:value="0.8357" calcext:value-type="float">
            <text:p>83.57%</text:p>
          </table:table-cell>
        </table:table-row>
      </table:table>
      <table:table table:name="test_0191#2015_06_22_16_02_13_1434981733.75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float" office:value="0.812616666666667" calcext:value-type="float">
            <text:p>81.26%</text:p>
          </table:table-cell>
        </table:table-row>
        <table:table-row table:style-name="ro1">
          <table:table-cell office:value-type="string" calcext:value-type="string">
            <text:p>run10_19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958" calcext:value-type="percentage">
            <text:p>29.58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float" office:value="0.263616666666667" calcext:value-type="float">
            <text:p>26.36%</text:p>
          </table:table-cell>
        </table:table-row>
        <table:table-row table:style-name="ro1">
          <table:table-cell office:value-type="string" calcext:value-type="string">
            <text:p>run10_194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625" calcext:value-type="float">
            <text:p>76.63%</text:p>
          </table:table-cell>
        </table:table-row>
      </table:table>
      <table:table table:name="test_0192#2015_06_22_16_30_04_1434983404.4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4166666666667" calcext:value-type="float">
            <text:p>81.42%</text:p>
          </table:table-cell>
        </table:table-row>
        <table:table-row table:style-name="ro1">
          <table:table-cell office:value-type="string" calcext:value-type="string">
            <text:p>run10_19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58" calcext:value-type="percentage">
            <text:p>28.58%</text:p>
          </table:table-cell>
          <table:table-cell table:formula="of:=AVERAGE([.D3:.I3])" office:value-type="float" office:value="0.258466666666667" calcext:value-type="float">
            <text:p>25.85%</text:p>
          </table:table-cell>
        </table:table-row>
        <table:table-row table:style-name="ro1">
          <table:table-cell office:value-type="string" calcext:value-type="string">
            <text:p>run10_195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5" calcext:value-type="percentage">
            <text:p>76.5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float" office:value="0.7668" calcext:value-type="float">
            <text:p>76.68%</text:p>
          </table:table-cell>
        </table:table-row>
      </table:table>
      <table:table table:name="test_0193#2015_06_22_16_58_01_1434985081.1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float" office:value="0.812083333333333" calcext:value-type="float">
            <text:p>81.21%</text:p>
          </table:table-cell>
        </table:table-row>
        <table:table-row table:style-name="ro1">
          <table:table-cell office:value-type="string" calcext:value-type="string">
            <text:p>run10_19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float" office:value="0.261683333333333" calcext:value-type="float">
            <text:p>26.17%</text:p>
          </table:table-cell>
        </table:table-row>
        <table:table-row table:style-name="ro1">
          <table:table-cell office:value-type="string" calcext:value-type="string">
            <text:p>run10_196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42" calcext:value-type="percentage">
            <text:p>67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float" office:value="0.767216666666667" calcext:value-type="float">
            <text:p>76.72%</text:p>
          </table:table-cell>
        </table:table-row>
      </table:table>
      <table:table table:name="test_0194#2015_06_22_17_25_50_1434986750.5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33" calcext:value-type="percentage">
            <text:p>72.3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float" office:value="0.815983333333333" calcext:value-type="float">
            <text:p>81.60%</text:p>
          </table:table-cell>
        </table:table-row>
        <table:table-row table:style-name="ro1">
          <table:table-cell office:value-type="string" calcext:value-type="string">
            <text:p>run10_19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float" office:value="0.2589" calcext:value-type="float">
            <text:p>25.89%</text:p>
          </table:table-cell>
        </table:table-row>
        <table:table-row table:style-name="ro1">
          <table:table-cell office:value-type="string" calcext:value-type="string">
            <text:p>run10_197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float" office:value="0.7675" calcext:value-type="float">
            <text:p>76.75%</text:p>
          </table:table-cell>
        </table:table-row>
      </table:table>
      <table:table table:name="test_0195#2015_06_22_17_53_35_1434988415.6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float" office:value="0.813583333333333" calcext:value-type="float">
            <text:p>81.36%</text:p>
          </table:table-cell>
        </table:table-row>
        <table:table-row table:style-name="ro1">
          <table:table-cell office:value-type="string" calcext:value-type="string">
            <text:p>run10_19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float" office:value="0.257633333333333" calcext:value-type="float">
            <text:p>25.76%</text:p>
          </table:table-cell>
        </table:table-row>
        <table:table-row table:style-name="ro1">
          <table:table-cell office:value-type="string" calcext:value-type="string">
            <text:p>run10_198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float" office:value="0.768183333333333" calcext:value-type="float">
            <text:p>76.82%</text:p>
          </table:table-cell>
        </table:table-row>
      </table:table>
      <table:table table:name="test_0196#2015_06_22_18_21_33_1434990093.49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4033333333333" calcext:value-type="percentage">
            <text:p>81.40%</text:p>
          </table:table-cell>
        </table:table-row>
        <table:table-row table:style-name="ro1">
          <table:table-cell office:value-type="string" calcext:value-type="string">
            <text:p>run10_19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942" calcext:value-type="percentage">
            <text:p>29.42%</text:p>
          </table:table-cell>
          <table:table-cell office:value-type="percentage" office:value="0.3008" calcext:value-type="percentage">
            <text:p>30.08%</text:p>
          </table:table-cell>
          <table:table-cell table:formula="of:=AVERAGE([.D3:.I3])" office:value-type="percentage" office:value="0.267366666666667" calcext:value-type="percentage">
            <text:p>26.74%</text:p>
          </table:table-cell>
        </table:table-row>
        <table:table-row table:style-name="ro1">
          <table:table-cell office:value-type="string" calcext:value-type="string">
            <text:p>run10_199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83" calcext:value-type="percentage">
            <text:p>66.8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8466666666667" calcext:value-type="percentage">
            <text:p>76.85%</text:p>
          </table:table-cell>
        </table:table-row>
      </table:table>
      <table:table table:name="test_0197#2015_06_22_18_49_58_1434991798.13" table:style-name="ta1">
        <table:table-column table:style-name="co1" table:number-columns-repeated="3" table:default-cell-style-name="Default"/>
        <table:table-column table:style-name="co1" table:number-columns-repeated="6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20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32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10_20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60683333333333" calcext:value-type="percentage">
            <text:p>26.07%</text:p>
          </table:table-cell>
        </table:table-row>
        <table:table-row table:style-name="ro1">
          <table:table-cell office:value-type="string" calcext:value-type="string">
            <text:p>run10_200.autosav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083333333333" calcext:value-type="percentage">
            <text:p>76.71%</text:p>
          </table:table-cell>
        </table:table-row>
      </table:table>
      <table:named-expressions/>
      <text:variable-decls/>
      <text:user-field-decls/>
      <table:table table:name="test_0198#2015_06_22_19_18_04_1434993484.6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01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183" office:value-type="percentage"/>
          <table:table-cell office:value="0.7533" office:value-type="percentage"/>
          <table:table-cell office:value="0.8" office:value-type="percentage"/>
          <table:table-cell office:value="0.845" office:value-type="percentage"/>
          <table:table-cell office:value="0.885" office:value-type="percentage"/>
          <table:table-cell office:value="0.8825" office:value-type="percentage"/>
          <table:table-cell table:formula="=AVERAGE(D2:I2)"/>
        </table:table-row>
        <table:table-row>
          <table:table-cell office:value-type="string">
            <text:p>autosave_run10_epoch201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133" office:value-type="percentage"/>
          <table:table-cell office:value="0.2308" office:value-type="percentage"/>
          <table:table-cell office:value="0.2708" office:value-type="percentage"/>
          <table:table-cell office:value="0.2775" office:value-type="percentage"/>
          <table:table-cell office:value="0.3" office:value-type="percentage"/>
          <table:table-cell office:value="0.2967" office:value-type="percentage"/>
          <table:table-cell table:formula="=AVERAGE(D3:I3)"/>
        </table:table-row>
        <table:table-row>
          <table:table-cell office:value-type="string">
            <text:p>autosave_run10_epoch201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642" office:value-type="percentage"/>
          <table:table-cell office:value="0.7367" office:value-type="percentage"/>
          <table:table-cell office:value="0.7608" office:value-type="percentage"/>
          <table:table-cell office:value="0.795" office:value-type="percentage"/>
          <table:table-cell office:value="0.8183" office:value-type="percentage"/>
          <table:table-cell office:value="0.8325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_0204#2015_06_22_19_26_29_1434993989.2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07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167" office:value-type="percentage"/>
          <table:table-cell office:value="0.7575" office:value-type="percentage"/>
          <table:table-cell office:value="0.8" office:value-type="percentage"/>
          <table:table-cell office:value="0.8483" office:value-type="percentage"/>
          <table:table-cell office:value="0.8858" office:value-type="percentage"/>
          <table:table-cell office:value="0.8833" office:value-type="percentage"/>
          <table:table-cell table:formula="=AVERAGE(D2:I2)"/>
        </table:table-row>
        <table:table-row>
          <table:table-cell office:value-type="string">
            <text:p>autosave_run10_epoch207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158" office:value-type="percentage"/>
          <table:table-cell office:value="0.2258" office:value-type="percentage"/>
          <table:table-cell office:value="0.2667" office:value-type="percentage"/>
          <table:table-cell office:value="0.26" office:value-type="percentage"/>
          <table:table-cell office:value="0.2867" office:value-type="percentage"/>
          <table:table-cell office:value="0.2833" office:value-type="percentage"/>
          <table:table-cell table:formula="=AVERAGE(D3:I3)"/>
        </table:table-row>
        <table:table-row>
          <table:table-cell office:value-type="string">
            <text:p>autosave_run10_epoch207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708" office:value-type="percentage"/>
          <table:table-cell office:value="0.7325" office:value-type="percentage"/>
          <table:table-cell office:value="0.7625" office:value-type="percentage"/>
          <table:table-cell office:value="0.8008" office:value-type="percentage"/>
          <table:table-cell office:value="0.8167" office:value-type="percentage"/>
          <table:table-cell office:value="0.8308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_0199#2015_06_22_19_46_53_1434995213.6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02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15" office:value-type="percentage"/>
          <table:table-cell office:value="0.7533" office:value-type="percentage"/>
          <table:table-cell office:value="0.7983" office:value-type="percentage"/>
          <table:table-cell office:value="0.8417" office:value-type="percentage"/>
          <table:table-cell office:value="0.885" office:value-type="percentage"/>
          <table:table-cell office:value="0.8825" office:value-type="percentage"/>
          <table:table-cell table:formula="=AVERAGE(D2:I2)"/>
        </table:table-row>
        <table:table-row>
          <table:table-cell office:value-type="string">
            <text:p>autosave_run10_epoch202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142" office:value-type="percentage"/>
          <table:table-cell office:value="0.2317" office:value-type="percentage"/>
          <table:table-cell office:value="0.265" office:value-type="percentage"/>
          <table:table-cell office:value="0.2692" office:value-type="percentage"/>
          <table:table-cell office:value="0.2925" office:value-type="percentage"/>
          <table:table-cell office:value="0.2925" office:value-type="percentage"/>
          <table:table-cell table:formula="=AVERAGE(D3:I3)"/>
        </table:table-row>
        <table:table-row>
          <table:table-cell office:value-type="string">
            <text:p>autosave_run10_epoch202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708" office:value-type="percentage"/>
          <table:table-cell office:value="0.73" office:value-type="percentage"/>
          <table:table-cell office:value="0.7617" office:value-type="percentage"/>
          <table:table-cell office:value="0.7975" office:value-type="percentage"/>
          <table:table-cell office:value="0.8208" office:value-type="percentage"/>
          <table:table-cell office:value="0.8325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_0205#2015_06_22_19_54_23_1434995663.4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08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158" office:value-type="percentage"/>
          <table:table-cell office:value="0.7542" office:value-type="percentage"/>
          <table:table-cell office:value="0.8" office:value-type="percentage"/>
          <table:table-cell office:value="0.8483" office:value-type="percentage"/>
          <table:table-cell office:value="0.8875" office:value-type="percentage"/>
          <table:table-cell office:value="0.8808" office:value-type="percentage"/>
          <table:table-cell table:formula="=AVERAGE(D2:I2)"/>
        </table:table-row>
        <table:table-row>
          <table:table-cell office:value-type="string">
            <text:p>autosave_run10_epoch208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183" office:value-type="percentage"/>
          <table:table-cell office:value="0.2325" office:value-type="percentage"/>
          <table:table-cell office:value="0.2692" office:value-type="percentage"/>
          <table:table-cell office:value="0.2733" office:value-type="percentage"/>
          <table:table-cell office:value="0.2883" office:value-type="percentage"/>
          <table:table-cell office:value="0.2875" office:value-type="percentage"/>
          <table:table-cell table:formula="=AVERAGE(D3:I3)"/>
        </table:table-row>
        <table:table-row>
          <table:table-cell office:value-type="string">
            <text:p>autosave_run10_epoch208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667" office:value-type="percentage"/>
          <table:table-cell office:value="0.7342" office:value-type="percentage"/>
          <table:table-cell office:value="0.7608" office:value-type="percentage"/>
          <table:table-cell office:value="0.795" office:value-type="percentage"/>
          <table:table-cell office:value="0.8167" office:value-type="percentage"/>
          <table:table-cell office:value="0.8308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_0200#2015_06_22_20_15_35_1434996935.9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03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2" office:value-type="percentage"/>
          <table:table-cell office:value="0.75" office:value-type="percentage"/>
          <table:table-cell office:value="0.7967" office:value-type="percentage"/>
          <table:table-cell office:value="0.84" office:value-type="percentage"/>
          <table:table-cell office:value="0.8867" office:value-type="percentage"/>
          <table:table-cell office:value="0.8825" office:value-type="percentage"/>
          <table:table-cell table:formula="=AVERAGE(D2:I2)"/>
        </table:table-row>
        <table:table-row>
          <table:table-cell office:value-type="string">
            <text:p>autosave_run10_epoch203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1" office:value-type="percentage"/>
          <table:table-cell office:value="0.2275" office:value-type="percentage"/>
          <table:table-cell office:value="0.26" office:value-type="percentage"/>
          <table:table-cell office:value="0.2667" office:value-type="percentage"/>
          <table:table-cell office:value="0.2858" office:value-type="percentage"/>
          <table:table-cell office:value="0.2833" office:value-type="percentage"/>
          <table:table-cell table:formula="=AVERAGE(D3:I3)"/>
        </table:table-row>
        <table:table-row>
          <table:table-cell office:value-type="string">
            <text:p>autosave_run10_epoch203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75" office:value-type="percentage"/>
          <table:table-cell office:value="0.73" office:value-type="percentage"/>
          <table:table-cell office:value="0.7575" office:value-type="percentage"/>
          <table:table-cell office:value="0.7967" office:value-type="percentage"/>
          <table:table-cell office:value="0.82" office:value-type="percentage"/>
          <table:table-cell office:value="0.8292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_0206#2015_06_22_20_23_10_1434997390.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09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133" office:value-type="percentage"/>
          <table:table-cell office:value="0.7558" office:value-type="percentage"/>
          <table:table-cell office:value="0.7975" office:value-type="percentage"/>
          <table:table-cell office:value="0.8367" office:value-type="percentage"/>
          <table:table-cell office:value="0.8842" office:value-type="percentage"/>
          <table:table-cell office:value="0.88" office:value-type="percentage"/>
          <table:table-cell table:formula="=AVERAGE(D2:I2)"/>
        </table:table-row>
        <table:table-row>
          <table:table-cell office:value-type="string">
            <text:p>autosave_run10_epoch209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108" office:value-type="percentage"/>
          <table:table-cell office:value="0.2325" office:value-type="percentage"/>
          <table:table-cell office:value="0.265" office:value-type="percentage"/>
          <table:table-cell office:value="0.2633" office:value-type="percentage"/>
          <table:table-cell office:value="0.2892" office:value-type="percentage"/>
          <table:table-cell office:value="0.2825" office:value-type="percentage"/>
          <table:table-cell table:formula="=AVERAGE(D3:I3)"/>
        </table:table-row>
        <table:table-row>
          <table:table-cell office:value-type="string">
            <text:p>autosave_run10_epoch209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692" office:value-type="percentage"/>
          <table:table-cell office:value="0.73" office:value-type="percentage"/>
          <table:table-cell office:value="0.7625" office:value-type="percentage"/>
          <table:table-cell office:value="0.7975" office:value-type="percentage"/>
          <table:table-cell office:value="0.815" office:value-type="percentage"/>
          <table:table-cell office:value="0.8283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_0201#2015_06_22_20_44_06_1434998646.2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04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233" office:value-type="percentage"/>
          <table:table-cell office:value="0.7492" office:value-type="percentage"/>
          <table:table-cell office:value="0.7967" office:value-type="percentage"/>
          <table:table-cell office:value="0.8458" office:value-type="percentage"/>
          <table:table-cell office:value="0.8883" office:value-type="percentage"/>
          <table:table-cell office:value="0.8825" office:value-type="percentage"/>
          <table:table-cell table:formula="=AVERAGE(D2:I2)"/>
        </table:table-row>
        <table:table-row>
          <table:table-cell office:value-type="string">
            <text:p>autosave_run10_epoch204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1" office:value-type="percentage"/>
          <table:table-cell office:value="0.2267" office:value-type="percentage"/>
          <table:table-cell office:value="0.2633" office:value-type="percentage"/>
          <table:table-cell office:value="0.2633" office:value-type="percentage"/>
          <table:table-cell office:value="0.2875" office:value-type="percentage"/>
          <table:table-cell office:value="0.2883" office:value-type="percentage"/>
          <table:table-cell table:formula="=AVERAGE(D3:I3)"/>
        </table:table-row>
        <table:table-row>
          <table:table-cell office:value-type="string">
            <text:p>autosave_run10_epoch204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658" office:value-type="percentage"/>
          <table:table-cell office:value="0.7325" office:value-type="percentage"/>
          <table:table-cell office:value="0.7583" office:value-type="percentage"/>
          <table:table-cell office:value="0.7967" office:value-type="percentage"/>
          <table:table-cell office:value="0.8192" office:value-type="percentage"/>
          <table:table-cell office:value="0.8292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_0207#2015_06_22_20_52_25_1434999145.0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10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2" office:value-type="percentage"/>
          <table:table-cell office:value="0.7517" office:value-type="percentage"/>
          <table:table-cell office:value="0.7958" office:value-type="percentage"/>
          <table:table-cell office:value="0.8425" office:value-type="percentage"/>
          <table:table-cell office:value="0.8892" office:value-type="percentage"/>
          <table:table-cell office:value="0.8825" office:value-type="percentage"/>
          <table:table-cell table:formula="=AVERAGE(D2:I2)"/>
        </table:table-row>
        <table:table-row>
          <table:table-cell office:value-type="string">
            <text:p>autosave_run10_epoch210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125" office:value-type="percentage"/>
          <table:table-cell office:value="0.2275" office:value-type="percentage"/>
          <table:table-cell office:value="0.2642" office:value-type="percentage"/>
          <table:table-cell office:value="0.2658" office:value-type="percentage"/>
          <table:table-cell office:value="0.2892" office:value-type="percentage"/>
          <table:table-cell office:value="0.285" office:value-type="percentage"/>
          <table:table-cell table:formula="=AVERAGE(D3:I3)"/>
        </table:table-row>
        <table:table-row>
          <table:table-cell office:value-type="string">
            <text:p>autosave_run10_epoch210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675" office:value-type="percentage"/>
          <table:table-cell office:value="0.7367" office:value-type="percentage"/>
          <table:table-cell office:value="0.7592" office:value-type="percentage"/>
          <table:table-cell office:value="0.7983" office:value-type="percentage"/>
          <table:table-cell office:value="0.8183" office:value-type="percentage"/>
          <table:table-cell office:value="0.8325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_0202#2015_06_22_21_14_34_1435000474.0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05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142" office:value-type="percentage"/>
          <table:table-cell office:value="0.7575" office:value-type="percentage"/>
          <table:table-cell office:value="0.8" office:value-type="percentage"/>
          <table:table-cell office:value="0.8408" office:value-type="percentage"/>
          <table:table-cell office:value="0.8875" office:value-type="percentage"/>
          <table:table-cell office:value="0.8825" office:value-type="percentage"/>
          <table:table-cell table:formula="=AVERAGE(D2:I2)"/>
        </table:table-row>
        <table:table-row>
          <table:table-cell office:value-type="string">
            <text:p>autosave_run10_epoch205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083" office:value-type="percentage"/>
          <table:table-cell office:value="0.23" office:value-type="percentage"/>
          <table:table-cell office:value="0.2642" office:value-type="percentage"/>
          <table:table-cell office:value="0.2692" office:value-type="percentage"/>
          <table:table-cell office:value="0.29" office:value-type="percentage"/>
          <table:table-cell office:value="0.2842" office:value-type="percentage"/>
          <table:table-cell table:formula="=AVERAGE(D3:I3)"/>
        </table:table-row>
        <table:table-row>
          <table:table-cell office:value-type="string">
            <text:p>autosave_run10_epoch205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65" office:value-type="percentage"/>
          <table:table-cell office:value="0.7292" office:value-type="percentage"/>
          <table:table-cell office:value="0.76" office:value-type="percentage"/>
          <table:table-cell office:value="0.795" office:value-type="percentage"/>
          <table:table-cell office:value="0.8133" office:value-type="percentage"/>
          <table:table-cell office:value="0.8317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_0208#2015_06_22_21_21_50_1435000910.7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11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183" office:value-type="percentage"/>
          <table:table-cell office:value="0.7542" office:value-type="percentage"/>
          <table:table-cell office:value="0.7983" office:value-type="percentage"/>
          <table:table-cell office:value="0.8433" office:value-type="percentage"/>
          <table:table-cell office:value="0.885" office:value-type="percentage"/>
          <table:table-cell office:value="0.8808" office:value-type="percentage"/>
          <table:table-cell table:formula="=AVERAGE(D2:I2)"/>
        </table:table-row>
        <table:table-row>
          <table:table-cell office:value-type="string">
            <text:p>autosave_run10_epoch211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092" office:value-type="percentage"/>
          <table:table-cell office:value="0.2292" office:value-type="percentage"/>
          <table:table-cell office:value="0.2642" office:value-type="percentage"/>
          <table:table-cell office:value="0.265" office:value-type="percentage"/>
          <table:table-cell office:value="0.2858" office:value-type="percentage"/>
          <table:table-cell office:value="0.2817" office:value-type="percentage"/>
          <table:table-cell table:formula="=AVERAGE(D3:I3)"/>
        </table:table-row>
        <table:table-row>
          <table:table-cell office:value-type="string">
            <text:p>autosave_run10_epoch211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675" office:value-type="percentage"/>
          <table:table-cell office:value="0.7333" office:value-type="percentage"/>
          <table:table-cell office:value="0.76" office:value-type="percentage"/>
          <table:table-cell office:value="0.7933" office:value-type="percentage"/>
          <table:table-cell office:value="0.8217" office:value-type="percentage"/>
          <table:table-cell office:value="0.83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15#2015_06_22_21_22_21_1435000941.8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197.autosave</text:p>
          </table:table-cell>
          <table:table-cell office:value-type="string">
            <text:p>test</text:p>
          </table:table-cell>
          <table:table-cell office:value-type="string">
            <text:p>noisy</text:p>
          </table:table-cell>
          <table:table-cell office:value="0.6617" office:value-type="percentage"/>
          <table:table-cell office:value="0.7117" office:value-type="percentage"/>
          <table:table-cell office:value="0.7442" office:value-type="percentage"/>
          <table:table-cell office:value="0.7842" office:value-type="percentage"/>
          <table:table-cell office:value="0.8133" office:value-type="percentage"/>
          <table:table-cell office:value="0.8158" office:value-type="percentage"/>
          <table:table-cell table:formula="=AVERAGE(D2:I2)"/>
        </table:table-row>
        <table:table-row>
          <table:table-cell office:value-type="string">
            <text:p>autosave_run10_epoch197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233" office:value-type="percentage"/>
          <table:table-cell office:value="0.7567" office:value-type="percentage"/>
          <table:table-cell office:value="0.7975" office:value-type="percentage"/>
          <table:table-cell office:value="0.8467" office:value-type="percentage"/>
          <table:table-cell office:value="0.8875" office:value-type="percentage"/>
          <table:table-cell office:value="0.8842" office:value-type="percentage"/>
          <table:table-cell table:formula="=AVERAGE(D3:I3)"/>
        </table:table-row>
        <table:table-row>
          <table:table-cell office:value-type="string">
            <text:p>autosave_run10_epoch197.autosave</text:p>
          </table:table-cell>
          <table:table-cell office:value-type="string">
            <text:p>test</text:p>
          </table:table-cell>
          <table:table-cell office:value-type="string">
            <text:p>reverberated</text:p>
          </table:table-cell>
          <table:table-cell office:value="0.7125" office:value-type="percentage"/>
          <table:table-cell office:value="0.7692" office:value-type="percentage"/>
          <table:table-cell office:value="0.8233" office:value-type="percentage"/>
          <table:table-cell office:value="0.8492" office:value-type="percentage"/>
          <table:table-cell office:value="0.8925" office:value-type="percentage"/>
          <table:table-cell office:value="0.905" office:value-type="percentage"/>
          <table:table-cell table:formula="=AVERAGE(D4:I4)"/>
        </table:table-row>
        <table:table-row>
          <table:table-cell office:value-type="string">
            <text:p>autosave_run10_epoch197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708" office:value-type="percentage"/>
          <table:table-cell office:value="0.7292" office:value-type="percentage"/>
          <table:table-cell office:value="0.7608" office:value-type="percentage"/>
          <table:table-cell office:value="0.7975" office:value-type="percentage"/>
          <table:table-cell office:value="0.8175" office:value-type="percentage"/>
          <table:table-cell office:value="0.8292" office:value-type="percentage"/>
          <table:table-cell table:formula="=AVERAGE(D5:I5)"/>
        </table:table-row>
        <table:table-row>
          <table:table-cell office:value-type="string">
            <text:p>autosave_run10_epoch197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133" office:value-type="percentage"/>
          <table:table-cell office:value="0.2292" office:value-type="percentage"/>
          <table:table-cell office:value="0.265" office:value-type="percentage"/>
          <table:table-cell office:value="0.2717" office:value-type="percentage"/>
          <table:table-cell office:value="0.2892" office:value-type="percentage"/>
          <table:table-cell office:value="0.285" office:value-type="percentage"/>
          <table:table-cell table:formula="=AVERAGE(D6:I6)"/>
        </table:table-row>
        <table:table-row>
          <table:table-cell office:value-type="string">
            <text:p>autosave_run10_epoch197.autosave</text:p>
          </table:table-cell>
          <table:table-cell office:value-type="string">
            <text:p>test</text:p>
          </table:table-cell>
          <table:table-cell office:value-type="string">
            <text:p>clean</text:p>
          </table:table-cell>
          <table:table-cell office:value="0.2008" office:value-type="percentage"/>
          <table:table-cell office:value="0.2258" office:value-type="percentage"/>
          <table:table-cell office:value="0.25" office:value-type="percentage"/>
          <table:table-cell office:value="0.2625" office:value-type="percentage"/>
          <table:table-cell office:value="0.2558" office:value-type="percentage"/>
          <table:table-cell office:value="0.2775" office:value-type="percentage"/>
          <table:table-cell table:formula="=AVERAGE(D7:I7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_0203#2015_06_22_21_43_49_1435002229.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06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142" office:value-type="percentage"/>
          <table:table-cell office:value="0.7508" office:value-type="percentage"/>
          <table:table-cell office:value="0.8" office:value-type="percentage"/>
          <table:table-cell office:value="0.8417" office:value-type="percentage"/>
          <table:table-cell office:value="0.8875" office:value-type="percentage"/>
          <table:table-cell office:value="0.8825" office:value-type="percentage"/>
          <table:table-cell table:formula="=AVERAGE(D2:I2)"/>
        </table:table-row>
        <table:table-row>
          <table:table-cell office:value-type="string">
            <text:p>autosave_run10_epoch206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167" office:value-type="percentage"/>
          <table:table-cell office:value="0.2325" office:value-type="percentage"/>
          <table:table-cell office:value="0.2692" office:value-type="percentage"/>
          <table:table-cell office:value="0.2725" office:value-type="percentage"/>
          <table:table-cell office:value="0.2925" office:value-type="percentage"/>
          <table:table-cell office:value="0.2917" office:value-type="percentage"/>
          <table:table-cell table:formula="=AVERAGE(D3:I3)"/>
        </table:table-row>
        <table:table-row>
          <table:table-cell office:value-type="string">
            <text:p>autosave_run10_epoch206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7" office:value-type="percentage"/>
          <table:table-cell office:value="0.7333" office:value-type="percentage"/>
          <table:table-cell office:value="0.7608" office:value-type="percentage"/>
          <table:table-cell office:value="0.795" office:value-type="percentage"/>
          <table:table-cell office:value="0.8192" office:value-type="percentage"/>
          <table:table-cell office:value="0.8342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_0209#2015_06_22_21_52_30_1435002750.0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212.autosave</text:p>
          </table:table-cell>
          <table:table-cell office:value-type="string">
            <text:p>val</text:p>
          </table:table-cell>
          <table:table-cell office:value-type="string">
            <text:p>reverberated</text:p>
          </table:table-cell>
          <table:table-cell office:value="0.715" office:value-type="percentage"/>
          <table:table-cell office:value="0.7517" office:value-type="percentage"/>
          <table:table-cell office:value="0.7958" office:value-type="percentage"/>
          <table:table-cell office:value="0.8483" office:value-type="percentage"/>
          <table:table-cell office:value="0.8858" office:value-type="percentage"/>
          <table:table-cell office:value="0.885" office:value-type="percentage"/>
          <table:table-cell table:formula="=AVERAGE(D2:I2)"/>
        </table:table-row>
        <table:table-row>
          <table:table-cell office:value-type="string">
            <text:p>autosave_run10_epoch212.autosave</text:p>
          </table:table-cell>
          <table:table-cell office:value-type="string">
            <text:p>val</text:p>
          </table:table-cell>
          <table:table-cell office:value-type="string">
            <text:p>clean</text:p>
          </table:table-cell>
          <table:table-cell office:value="0.2117" office:value-type="percentage"/>
          <table:table-cell office:value="0.2275" office:value-type="percentage"/>
          <table:table-cell office:value="0.2617" office:value-type="percentage"/>
          <table:table-cell office:value="0.2683" office:value-type="percentage"/>
          <table:table-cell office:value="0.2892" office:value-type="percentage"/>
          <table:table-cell office:value="0.2933" office:value-type="percentage"/>
          <table:table-cell table:formula="=AVERAGE(D3:I3)"/>
        </table:table-row>
        <table:table-row>
          <table:table-cell office:value-type="string">
            <text:p>autosave_run10_epoch212.autosave</text:p>
          </table:table-cell>
          <table:table-cell office:value-type="string">
            <text:p>val</text:p>
          </table:table-cell>
          <table:table-cell office:value-type="string">
            <text:p>noisy</text:p>
          </table:table-cell>
          <table:table-cell office:value="0.675" office:value-type="percentage"/>
          <table:table-cell office:value="0.7367" office:value-type="percentage"/>
          <table:table-cell office:value="0.76" office:value-type="percentage"/>
          <table:table-cell office:value="0.7958" office:value-type="percentage"/>
          <table:table-cell office:value="0.8183" office:value-type="percentage"/>
          <table:table-cell office:value="0.8325" office:value-type="percentage"/>
          <table:table-cell table:formula="=AVERAGE(D4:I4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est15#2015_06_22_22_23_21_1435004601.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rid</text:p>
          </table:table-cell>
          <table:table-cell office:value-type="string">
            <text:p>dataset</text:p>
          </table:table-cell>
          <table:table-cell office:value-type="string">
            <text:p>classifier</text:p>
          </table:table-cell>
          <table:table-cell office:value-type="string">
            <text:p>-6dB</text:p>
          </table:table-cell>
          <table:table-cell office:value-type="string">
            <text:p>-3dB</text:p>
          </table:table-cell>
          <table:table-cell office:value-type="string">
            <text:p> 0dB</text:p>
          </table:table-cell>
          <table:table-cell office:value-type="string">
            <text:p> 3dB</text:p>
          </table:table-cell>
          <table:table-cell office:value-type="string">
            <text:p> 6dB</text:p>
          </table:table-cell>
          <table:table-cell office:value-type="string">
            <text:p> 9dB</text:p>
          </table:table-cell>
          <table:table-cell office:value-type="string">
            <text:p>mean</text:p>
          </table:table-cell>
        </table:table-row>
        <table:table-row>
          <table:table-cell office:value-type="string">
            <text:p>autosave_run10_epoch197.autosave</text:p>
          </table:table-cell>
          <table:table-cell office:value-type="string">
            <text:p>test</text:p>
          </table:table-cell>
          <table:table-cell office:value-type="string">
            <text:p>processed_test15</text:p>
          </table:table-cell>
          <table:table-cell office:value="0.7325" office:value-type="percentage"/>
          <table:table-cell office:value="0.7875" office:value-type="percentage"/>
          <table:table-cell office:value="0.8408" office:value-type="percentage"/>
          <table:table-cell office:value="0.8717" office:value-type="percentage"/>
          <table:table-cell office:value="0.8908" office:value-type="percentage"/>
          <table:table-cell office:value="0.9158" office:value-type="percentage"/>
          <table:table-cell table:formula="=AVERAGE(D2:I2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8:57:43.434804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11:08.540364</meta:creation-date>
    <dc:date>2015-06-22T22:23:21.904853</dc:date>
    <meta:generator>http://pypi.python.org/pypi/ezodf/0.1.0$Python2.7.6 (default, Mar 22 2014, 22:59:56) 
[GCC 4.8.2]</meta:generator>
    <meta:editing-cycles>225</meta:editing-cycles>
    <meta:editing-duration>P0D</meta:editing-duration>
    <meta:document-statistic meta:table-count="203" meta:cell-count="8054" meta:object-count="0"/>
  </office:meta>
</office:document-meta>
</file>